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00" table:default-cell-style-name="Default"/>
        <table:table-row table:style-name="ro1">
          <table:table-cell office:value-type="float" office:value="-0.023064645858677" calcext:value-type="float">
            <text:p>-0.0230646459</text:p>
          </table:table-cell>
          <table:table-cell office:value-type="float" office:value="-0.0288918773295124" calcext:value-type="float">
            <text:p>-0.0288918773</text:p>
          </table:table-cell>
          <table:table-cell table:number-columns-repeated="2" office:value-type="float" office:value="-0.0262431357518595" calcext:value-type="float">
            <text:p>-0.0262431358</text:p>
          </table:table-cell>
          <table:table-cell office:value-type="float" office:value="-0.0315406189071652" calcext:value-type="float">
            <text:p>-0.0315406189</text:p>
          </table:table-cell>
          <table:table-cell office:value-type="float" office:value="-0.0246538908052683" calcext:value-type="float">
            <text:p>-0.0246538908</text:p>
          </table:table-cell>
          <table:table-cell office:value-type="float" office:value="-0.0315406189071652" calcext:value-type="float">
            <text:p>-0.0315406189</text:p>
          </table:table-cell>
          <table:table-cell office:value-type="float" office:value="-0.0251836391207978" calcext:value-type="float">
            <text:p>-0.0251836391</text:p>
          </table:table-cell>
          <table:table-cell office:value-type="float" office:value="-0.0188266593344329" calcext:value-type="float">
            <text:p>-0.0188266593</text:p>
          </table:table-cell>
          <table:table-cell office:value-type="float" office:value="-0.0241241424897387" calcext:value-type="float">
            <text:p>-0.0241241425</text:p>
          </table:table-cell>
          <table:table-cell office:value-type="float" office:value="-0.0267728840673891" calcext:value-type="float">
            <text:p>-0.0267728841</text:p>
          </table:table-cell>
          <table:table-cell office:value-type="float" office:value="-0.0283621290139803" calcext:value-type="float">
            <text:p>-0.028362129</text:p>
          </table:table-cell>
          <table:table-cell office:value-type="float" office:value="-0.0262431357518595" calcext:value-type="float">
            <text:p>-0.0262431358</text:p>
          </table:table-cell>
          <table:table-cell office:value-type="float" office:value="-0.0283621290139803" calcext:value-type="float">
            <text:p>-0.028362129</text:p>
          </table:table-cell>
          <table:table-cell office:value-type="float" office:value="-0.0246538908052683" calcext:value-type="float">
            <text:p>-0.0246538908</text:p>
          </table:table-cell>
          <table:table-cell office:value-type="float" office:value="-0.0220051492276154" calcext:value-type="float">
            <text:p>-0.0220051492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62431357518595" calcext:value-type="float">
            <text:p>-0.0262431358</text:p>
          </table:table-cell>
          <table:table-cell office:value-type="float" office:value="-0.0326001155382244" calcext:value-type="float">
            <text:p>-0.0326001155</text:p>
          </table:table-cell>
          <table:table-cell office:value-type="float" office:value="-0.029951373960574" calcext:value-type="float">
            <text:p>-0.029951374</text:p>
          </table:table-cell>
          <table:table-cell office:value-type="float" office:value="-0.0267728840673891" calcext:value-type="float">
            <text:p>-0.0267728841</text:p>
          </table:table-cell>
          <table:table-cell office:value-type="float" office:value="-0.0304811222761036" calcext:value-type="float">
            <text:p>-0.0304811223</text:p>
          </table:table-cell>
          <table:table-cell office:value-type="float" office:value="-0.023064645858677" calcext:value-type="float">
            <text:p>-0.0230646459</text:p>
          </table:table-cell>
          <table:table-cell office:value-type="float" office:value="-0.0262431357518595" calcext:value-type="float">
            <text:p>-0.0262431358</text:p>
          </table:table-cell>
          <table:table-cell office:value-type="float" office:value="-0.0310108705916332" calcext:value-type="float">
            <text:p>-0.0310108706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78323806984507" calcext:value-type="float">
            <text:p>-0.0278323807</text:p>
          </table:table-cell>
          <table:table-cell office:value-type="float" office:value="-0.0251836391207978" calcext:value-type="float">
            <text:p>-0.0251836391</text:p>
          </table:table-cell>
          <table:table-cell office:value-type="float" office:value="-0.0235943941742066" calcext:value-type="float">
            <text:p>-0.0235943942</text:p>
          </table:table-cell>
          <table:table-cell office:value-type="float" office:value="-0.0336596121692861" calcext:value-type="float">
            <text:p>-0.0336596122</text:p>
          </table:table-cell>
          <table:table-cell office:value-type="float" office:value="-0.0246538908052683" calcext:value-type="float">
            <text:p>-0.0246538908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304811222761036" calcext:value-type="float">
            <text:p>-0.0304811223</text:p>
          </table:table-cell>
          <table:table-cell office:value-type="float" office:value="-0.0267728840673891" calcext:value-type="float">
            <text:p>-0.0267728841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88918773295124" calcext:value-type="float">
            <text:p>-0.0288918773</text:p>
          </table:table-cell>
          <table:table-cell office:value-type="float" office:value="-0.0235943941742066" calcext:value-type="float">
            <text:p>-0.0235943942</text:p>
          </table:table-cell>
          <table:table-cell office:value-type="float" office:value="-0.023064645858677" calcext:value-type="float">
            <text:p>-0.0230646459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73026323829211" calcext:value-type="float">
            <text:p>-0.0273026324</text:p>
          </table:table-cell>
          <table:table-cell office:value-type="float" office:value="-0.0294216256450419" calcext:value-type="float">
            <text:p>-0.0294216256</text:p>
          </table:table-cell>
          <table:table-cell office:value-type="float" office:value="-0.0251836391207978" calcext:value-type="float">
            <text:p>-0.0251836391</text:p>
          </table:table-cell>
          <table:table-cell office:value-type="float" office:value="-0.0336596121692861" calcext:value-type="float">
            <text:p>-0.0336596122</text:p>
          </table:table-cell>
          <table:table-cell office:value-type="float" office:value="-0.0204159042810241" calcext:value-type="float">
            <text:p>-0.0204159043</text:p>
          </table:table-cell>
          <table:table-cell office:value-type="float" office:value="-0.023064645858677" calcext:value-type="float">
            <text:p>-0.0230646459</text:p>
          </table:table-cell>
          <table:table-cell office:value-type="float" office:value="-0.0220051492276154" calcext:value-type="float">
            <text:p>-0.0220051492</text:p>
          </table:table-cell>
          <table:table-cell office:value-type="float" office:value="-0.0273026323829211" calcext:value-type="float">
            <text:p>-0.0273026324</text:p>
          </table:table-cell>
          <table:table-cell office:value-type="float" office:value="-0.0246538908052683" calcext:value-type="float">
            <text:p>-0.0246538908</text:p>
          </table:table-cell>
          <table:table-cell office:value-type="float" office:value="-0.0273026323829211" calcext:value-type="float">
            <text:p>-0.0273026324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41241424897387" calcext:value-type="float">
            <text:p>-0.0241241425</text:p>
          </table:table-cell>
          <table:table-cell office:value-type="float" office:value="-0.0278323806984507" calcext:value-type="float">
            <text:p>-0.0278323807</text:p>
          </table:table-cell>
          <table:table-cell office:value-type="float" office:value="-0.0251836391207978" calcext:value-type="float">
            <text:p>-0.0251836391</text:p>
          </table:table-cell>
          <table:table-cell office:value-type="float" office:value="-0.0177671627033713" calcext:value-type="float">
            <text:p>-0.0177671627</text:p>
          </table:table-cell>
          <table:table-cell office:value-type="float" office:value="-0.0198861559654946" calcext:value-type="float">
            <text:p>-0.019886156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51836391207978" calcext:value-type="float">
            <text:p>-0.0251836391</text:p>
          </table:table-cell>
          <table:table-cell office:value-type="float" office:value="-0.0304811222761036" calcext:value-type="float">
            <text:p>-0.0304811223</text:p>
          </table:table-cell>
          <table:table-cell office:value-type="float" office:value="-0.0278323806984507" calcext:value-type="float">
            <text:p>-0.0278323807</text:p>
          </table:table-cell>
          <table:table-cell office:value-type="float" office:value="-0.029951373960574" calcext:value-type="float">
            <text:p>-0.029951374</text:p>
          </table:table-cell>
          <table:table-cell office:value-type="float" office:value="-0.0257133874363299" calcext:value-type="float">
            <text:p>-0.0257133874</text:p>
          </table:table-cell>
          <table:table-cell table:number-columns-repeated="3" office:value-type="float" office:value="-0.0262431357518595" calcext:value-type="float">
            <text:p>-0.0262431358</text:p>
          </table:table-cell>
          <table:table-cell office:value-type="float" office:value="-0.0235943941742066" calcext:value-type="float">
            <text:p>-0.0235943942</text:p>
          </table:table-cell>
          <table:table-cell office:value-type="float" office:value="-0.0267728840673891" calcext:value-type="float">
            <text:p>-0.0267728841</text:p>
          </table:table-cell>
          <table:table-cell office:value-type="float" office:value="-0.0320703672226948" calcext:value-type="float">
            <text:p>-0.0320703672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88918773295124" calcext:value-type="float">
            <text:p>-0.0288918773</text:p>
          </table:table-cell>
          <table:table-cell office:value-type="float" office:value="-0.0251836391207978" calcext:value-type="float">
            <text:p>-0.0251836391</text:p>
          </table:table-cell>
          <table:table-cell office:value-type="float" office:value="-0.0273026323829211" calcext:value-type="float">
            <text:p>-0.0273026324</text:p>
          </table:table-cell>
          <table:table-cell office:value-type="float" office:value="-0.023064645858677" calcext:value-type="float">
            <text:p>-0.0230646459</text:p>
          </table:table-cell>
          <table:table-cell office:value-type="float" office:value="-0.029951373960574" calcext:value-type="float">
            <text:p>-0.029951374</text:p>
          </table:table-cell>
          <table:table-cell office:value-type="float" office:value="-0.0177671627033713" calcext:value-type="float">
            <text:p>-0.0177671627</text:p>
          </table:table-cell>
          <table:table-cell office:value-type="float" office:value="-0.0304811222761036" calcext:value-type="float">
            <text:p>-0.0304811223</text:p>
          </table:table-cell>
          <table:table-cell office:value-type="float" office:value="-0.0246538908052683" calcext:value-type="float">
            <text:p>-0.0246538908</text:p>
          </table:table-cell>
          <table:table-cell table:number-columns-repeated="2" office:value-type="float" office:value="-0.0257133874363299" calcext:value-type="float">
            <text:p>-0.0257133874</text:p>
          </table:table-cell>
          <table:table-cell office:value-type="float" office:value="-0.0220051492276154" calcext:value-type="float">
            <text:p>-0.0220051492</text:p>
          </table:table-cell>
          <table:table-cell office:value-type="float" office:value="-0.0209456525965562" calcext:value-type="float">
            <text:p>-0.0209456526</text:p>
          </table:table-cell>
          <table:table-cell office:value-type="float" office:value="-0.0331298638537565" calcext:value-type="float">
            <text:p>-0.0331298639</text:p>
          </table:table-cell>
          <table:table-cell office:value-type="float" office:value="-0.0278323806984507" calcext:value-type="float">
            <text:p>-0.0278323807</text:p>
          </table:table-cell>
          <table:table-cell office:value-type="float" office:value="-0.0235943941742066" calcext:value-type="float">
            <text:p>-0.0235943942</text:p>
          </table:table-cell>
          <table:table-cell office:value-type="float" office:value="-0.0257133874363299" calcext:value-type="float">
            <text:p>-0.0257133874</text:p>
          </table:table-cell>
          <table:table-cell office:value-type="float" office:value="-0.0294216256450419" calcext:value-type="float">
            <text:p>-0.0294216256</text:p>
          </table:table-cell>
          <table:table-cell office:value-type="float" office:value="-0.0331298638537565" calcext:value-type="float">
            <text:p>-0.0331298639</text:p>
          </table:table-cell>
          <table:table-cell office:value-type="float" office:value="-0.0198861559654946" calcext:value-type="float">
            <text:p>-0.019886156</text:p>
          </table:table-cell>
          <table:table-cell office:value-type="float" office:value="-0.0235943941742066" calcext:value-type="float">
            <text:p>-0.0235943942</text:p>
          </table:table-cell>
          <table:table-cell office:value-type="float" office:value="-0.0262431357518595" calcext:value-type="float">
            <text:p>-0.0262431358</text:p>
          </table:table-cell>
          <table:table-cell office:value-type="float" office:value="-0.0320703672226948" calcext:value-type="float">
            <text:p>-0.0320703672</text:p>
          </table:table-cell>
          <table:table-cell office:value-type="float" office:value="-0.0310108705916332" calcext:value-type="float">
            <text:p>-0.0310108706</text:p>
          </table:table-cell>
          <table:table-cell office:value-type="float" office:value="-0.0246538908052683" calcext:value-type="float">
            <text:p>-0.0246538908</text:p>
          </table:table-cell>
          <table:table-cell office:value-type="float" office:value="-0.0225348975431474" calcext:value-type="float">
            <text:p>-0.0225348975</text:p>
          </table:table-cell>
          <table:table-cell office:value-type="float" office:value="-0.0352488571158773" calcext:value-type="float">
            <text:p>-0.0352488571</text:p>
          </table:table-cell>
          <table:table-cell office:value-type="float" office:value="-0.0304811222761036" calcext:value-type="float">
            <text:p>-0.0304811223</text:p>
          </table:table-cell>
          <table:table-cell office:value-type="float" office:value="-0.0214754009120858" calcext:value-type="float">
            <text:p>-0.0214754009</text:p>
          </table:table-cell>
          <table:table-cell office:value-type="float" office:value="-0.0267728840673891" calcext:value-type="float">
            <text:p>-0.0267728841</text:p>
          </table:table-cell>
          <table:table-cell office:value-type="float" office:value="-0.0246538908052683" calcext:value-type="float">
            <text:p>-0.0246538908</text:p>
          </table:table-cell>
          <table:table-cell office:value-type="float" office:value="-0.029951373960574" calcext:value-type="float">
            <text:p>-0.029951374</text:p>
          </table:table-cell>
          <table:table-cell office:value-type="float" office:value="-0.0262431357518595" calcext:value-type="float">
            <text:p>-0.0262431358</text:p>
          </table:table-cell>
        </table:table-row>
        <table:table-row table:style-name="ro1">
          <table:table-cell office:value-type="float" office:value="0.499996723865602" calcext:value-type="float">
            <text:p>0.4999967239</text:p>
          </table:table-cell>
          <table:table-cell office:value-type="float" office:value="0.491338561971314" calcext:value-type="float">
            <text:p>0.491338562</text:p>
          </table:table-cell>
          <table:table-cell office:value-type="float" office:value="0.49308244158076" calcext:value-type="float">
            <text:p>0.4930824416</text:p>
          </table:table-cell>
          <table:table-cell office:value-type="float" office:value="0.490093685600687" calcext:value-type="float">
            <text:p>0.4900936856</text:p>
          </table:table-cell>
          <table:table-cell office:value-type="float" office:value="0.485509839581286" calcext:value-type="float">
            <text:p>0.4855098396</text:p>
          </table:table-cell>
          <table:table-cell office:value-type="float" office:value="0.487012112750592" calcext:value-type="float">
            <text:p>0.4870121128</text:p>
          </table:table-cell>
          <table:table-cell office:value-type="float" office:value="0.493334574926592" calcext:value-type="float">
            <text:p>0.4933345749</text:p>
          </table:table-cell>
          <table:table-cell office:value-type="float" office:value="0.492249015031777" calcext:value-type="float">
            <text:p>0.492249015</text:p>
          </table:table-cell>
          <table:table-cell office:value-type="float" office:value="0.486759979404759" calcext:value-type="float">
            <text:p>0.4867599794</text:p>
          </table:table-cell>
          <table:table-cell office:value-type="float" office:value="0.494584714750065" calcext:value-type="float">
            <text:p>0.4945847148</text:p>
          </table:table-cell>
          <table:table-cell office:value-type="float" office:value="0.486842269369088" calcext:value-type="float">
            <text:p>0.4868422694</text:p>
          </table:table-cell>
          <table:table-cell office:value-type="float" office:value="0.487845539299574" calcext:value-type="float">
            <text:p>0.4878455393</text:p>
          </table:table-cell>
          <table:table-cell office:value-type="float" office:value="0.486842269369088" calcext:value-type="float">
            <text:p>0.4868422694</text:p>
          </table:table-cell>
          <table:table-cell office:value-type="float" office:value="0.487176692679251" calcext:value-type="float">
            <text:p>0.4871766927</text:p>
          </table:table-cell>
          <table:table-cell office:value-type="float" office:value="0.491760538698652" calcext:value-type="float">
            <text:p>0.4917605387</text:p>
          </table:table-cell>
          <table:table-cell office:value-type="float" office:value="0.481600103635059" calcext:value-type="float">
            <text:p>0.4816001036</text:p>
          </table:table-cell>
          <table:table-cell office:value-type="float" office:value="0.488673702395711" calcext:value-type="float">
            <text:p>0.4886737024</text:p>
          </table:table-cell>
          <table:table-cell office:value-type="float" office:value="0.483426273208833" calcext:value-type="float">
            <text:p>0.4834262732</text:p>
          </table:table-cell>
          <table:table-cell office:value-type="float" office:value="0.491256272006983" calcext:value-type="float">
            <text:p>0.491256272</text:p>
          </table:table-cell>
          <table:table-cell office:value-type="float" office:value="0.48901338915872" calcext:value-type="float">
            <text:p>0.4890133892</text:p>
          </table:table-cell>
          <table:table-cell office:value-type="float" office:value="0.491338561971314" calcext:value-type="float">
            <text:p>0.491338562</text:p>
          </table:table-cell>
          <table:table-cell office:value-type="float" office:value="0.497326600837151" calcext:value-type="float">
            <text:p>0.4973266008</text:p>
          </table:table-cell>
          <table:table-cell office:value-type="float" office:value="0.487511115989413" calcext:value-type="float">
            <text:p>0.487511116</text:p>
          </table:table-cell>
          <table:table-cell office:value-type="float" office:value="0.490505135422332" calcext:value-type="float">
            <text:p>0.4905051354</text:p>
          </table:table-cell>
          <table:table-cell office:value-type="float" office:value="0.487176692679251" calcext:value-type="float">
            <text:p>0.4871766927</text:p>
          </table:table-cell>
          <table:table-cell office:value-type="float" office:value="0.496164014430855" calcext:value-type="float">
            <text:p>0.4961640144</text:p>
          </table:table-cell>
          <table:table-cell office:value-type="float" office:value="0.488262252574064" calcext:value-type="float">
            <text:p>0.4882622526</text:p>
          </table:table-cell>
          <table:table-cell office:value-type="float" office:value="0.493504418308098" calcext:value-type="float">
            <text:p>0.4935044183</text:p>
          </table:table-cell>
          <table:table-cell office:value-type="float" office:value="0.494003421546917" calcext:value-type="float">
            <text:p>0.4940034215</text:p>
          </table:table-cell>
          <table:table-cell office:value-type="float" office:value="0.490592688839506" calcext:value-type="float">
            <text:p>0.4905926888</text:p>
          </table:table-cell>
          <table:table-cell office:value-type="float" office:value="0.491503141899969" calcext:value-type="float">
            <text:p>0.4915031419</text:p>
          </table:table-cell>
          <table:table-cell office:value-type="float" office:value="0.486008842820105" calcext:value-type="float">
            <text:p>0.4860088428</text:p>
          </table:table-cell>
          <table:table-cell office:value-type="float" office:value="0.493005415069279" calcext:value-type="float">
            <text:p>0.4930054151</text:p>
          </table:table-cell>
          <table:table-cell office:value-type="float" office:value="0.489671708873351" calcext:value-type="float">
            <text:p>0.4896717089</text:p>
          </table:table-cell>
          <table:table-cell office:value-type="float" office:value="0.491338561971314" calcext:value-type="float">
            <text:p>0.491338562</text:p>
          </table:table-cell>
          <table:table-cell office:value-type="float" office:value="0.496997440979838" calcext:value-type="float">
            <text:p>0.496997441</text:p>
          </table:table-cell>
          <table:table-cell office:value-type="float" office:value="0.496169277883701" calcext:value-type="float">
            <text:p>0.4961692779</text:p>
          </table:table-cell>
          <table:table-cell office:value-type="float" office:value="0.492588701794787" calcext:value-type="float">
            <text:p>0.4925887018</text:p>
          </table:table-cell>
          <table:table-cell office:value-type="float" office:value="0.488673702395711" calcext:value-type="float">
            <text:p>0.4886737024</text:p>
          </table:table-cell>
          <table:table-cell office:value-type="float" office:value="0.495171271406061" calcext:value-type="float">
            <text:p>0.4951712714</text:p>
          </table:table-cell>
          <table:table-cell office:value-type="float" office:value="0.494744031225877" calcext:value-type="float">
            <text:p>0.4947440312</text:p>
          </table:table-cell>
          <table:table-cell office:value-type="float" office:value="0.496328594359511" calcext:value-type="float">
            <text:p>0.4963285944</text:p>
          </table:table-cell>
          <table:table-cell office:value-type="float" office:value="0.486507846058927" calcext:value-type="float">
            <text:p>0.4865078461</text:p>
          </table:table-cell>
          <table:table-cell office:value-type="float" office:value="0.488668438942865" calcext:value-type="float">
            <text:p>0.4886684389</text:p>
          </table:table-cell>
          <table:table-cell office:value-type="float" office:value="0.487752722429551" calcext:value-type="float">
            <text:p>0.4877527224</text:p>
          </table:table-cell>
          <table:table-cell office:value-type="float" office:value="0.490921848696824" calcext:value-type="float">
            <text:p>0.4909218487</text:p>
          </table:table-cell>
          <table:table-cell office:value-type="float" office:value="0.485422286164111" calcext:value-type="float">
            <text:p>0.4854222862</text:p>
          </table:table-cell>
          <table:table-cell office:value-type="float" office:value="0.491420851935643" calcext:value-type="float">
            <text:p>0.4914208519</text:p>
          </table:table-cell>
          <table:table-cell office:value-type="float" office:value="0.493000151616431" calcext:value-type="float">
            <text:p>0.4930001516</text:p>
          </table:table-cell>
          <table:table-cell office:value-type="float" office:value="0.496498437741017" calcext:value-type="float">
            <text:p>0.4964984377</text:p>
          </table:table-cell>
          <table:table-cell office:value-type="float" office:value="0.485093126306796" calcext:value-type="float">
            <text:p>0.4850931263</text:p>
          </table:table-cell>
          <table:table-cell office:value-type="float" office:value="0.488596675884228" calcext:value-type="float">
            <text:p>0.4885966759</text:p>
          </table:table-cell>
          <table:table-cell office:value-type="float" office:value="0.489085152217355" calcext:value-type="float">
            <text:p>0.4890851522</text:p>
          </table:table-cell>
          <table:table-cell office:value-type="float" office:value="0.492593965247633" calcext:value-type="float">
            <text:p>0.4925939652</text:p>
          </table:table-cell>
          <table:table-cell office:value-type="float" office:value="0.495088981441732" calcext:value-type="float">
            <text:p>0.4950889814</text:p>
          </table:table-cell>
          <table:table-cell office:value-type="float" office:value="0.488334015632701" calcext:value-type="float">
            <text:p>0.4883340156</text:p>
          </table:table-cell>
          <table:table-cell office:value-type="float" office:value="0.492249015031777" calcext:value-type="float">
            <text:p>0.492249015</text:p>
          </table:table-cell>
          <table:table-cell office:value-type="float" office:value="0.489254995598859" calcext:value-type="float">
            <text:p>0.4892549956</text:p>
          </table:table-cell>
          <table:table-cell office:value-type="float" office:value="0.494502424785738" calcext:value-type="float">
            <text:p>0.4945024248</text:p>
          </table:table-cell>
          <table:table-cell office:value-type="float" office:value="0.497506971124349" calcext:value-type="float">
            <text:p>0.4975069711</text:p>
          </table:table-cell>
          <table:table-cell office:value-type="float" office:value="0.481517813670728" calcext:value-type="float">
            <text:p>0.4815178137</text:p>
          </table:table-cell>
          <table:table-cell office:value-type="float" office:value="0.487346536060755" calcext:value-type="float">
            <text:p>0.4873465361</text:p>
          </table:table-cell>
          <table:table-cell office:value-type="float" office:value="0.493751288201083" calcext:value-type="float">
            <text:p>0.4937512882</text:p>
          </table:table-cell>
          <table:table-cell office:value-type="float" office:value="0.493334574926592" calcext:value-type="float">
            <text:p>0.4933345749</text:p>
          </table:table-cell>
          <table:table-cell office:value-type="float" office:value="0.498659030624953" calcext:value-type="float">
            <text:p>0.4986590306</text:p>
          </table:table-cell>
          <table:table-cell office:value-type="float" office:value="0.49116871858981" calcext:value-type="float">
            <text:p>0.4911687186</text:p>
          </table:table-cell>
          <table:table-cell office:value-type="float" office:value="0.492830308234927" calcext:value-type="float">
            <text:p>0.4928303082</text:p>
          </table:table-cell>
          <table:table-cell office:value-type="float" office:value="0.492166725067451" calcext:value-type="float">
            <text:p>0.4921667251</text:p>
          </table:table-cell>
          <table:table-cell office:value-type="float" office:value="0.491842828662979" calcext:value-type="float">
            <text:p>0.4918428287</text:p>
          </table:table-cell>
          <table:table-cell office:value-type="float" office:value="0.488673702395711" calcext:value-type="float">
            <text:p>0.4886737024</text:p>
          </table:table-cell>
          <table:table-cell office:value-type="float" office:value="0.498664294077801" calcext:value-type="float">
            <text:p>0.4986642941</text:p>
          </table:table-cell>
          <table:table-cell office:value-type="float" office:value="0.49666828112252" calcext:value-type="float">
            <text:p>0.4966682811</text:p>
          </table:table-cell>
          <table:table-cell office:value-type="float" office:value="0.495330587881873" calcext:value-type="float">
            <text:p>0.4953305879</text:p>
          </table:table-cell>
          <table:table-cell office:value-type="float" office:value="0.489676972326197" calcext:value-type="float">
            <text:p>0.4896769723</text:p>
          </table:table-cell>
          <table:table-cell office:value-type="float" office:value="0.478271660891977" calcext:value-type="float">
            <text:p>0.4782716609</text:p>
          </table:table-cell>
          <table:table-cell office:value-type="float" office:value="0.49666828112252" calcext:value-type="float">
            <text:p>0.4966682811</text:p>
          </table:table-cell>
          <table:table-cell office:value-type="float" office:value="0.491837565210133" calcext:value-type="float">
            <text:p>0.4918375652</text:p>
          </table:table-cell>
          <table:table-cell office:value-type="float" office:value="0.486595399476101" calcext:value-type="float">
            <text:p>0.4865953995</text:p>
          </table:table-cell>
          <table:table-cell office:value-type="float" office:value="0.491755275245804" calcext:value-type="float">
            <text:p>0.4917552752</text:p>
          </table:table-cell>
          <table:table-cell office:value-type="float" office:value="0.485761972927119" calcext:value-type="float">
            <text:p>0.4857619729</text:p>
          </table:table-cell>
          <table:table-cell office:value-type="float" office:value="0.495330587881873" calcext:value-type="float">
            <text:p>0.4953305879</text:p>
          </table:table-cell>
          <table:table-cell office:value-type="float" office:value="0.488344542538395" calcext:value-type="float">
            <text:p>0.4883445425</text:p>
          </table:table-cell>
          <table:table-cell office:value-type="float" office:value="0.494255554892752" calcext:value-type="float">
            <text:p>0.4942555549</text:p>
          </table:table-cell>
          <table:table-cell office:value-type="float" office:value="0.498499714149143" calcext:value-type="float">
            <text:p>0.4984997141</text:p>
          </table:table-cell>
          <table:table-cell office:value-type="float" office:value="0.491338561971314" calcext:value-type="float">
            <text:p>0.491338562</text:p>
          </table:table-cell>
          <table:table-cell office:value-type="float" office:value="0.490093685600687" calcext:value-type="float">
            <text:p>0.4900936856</text:p>
          </table:table-cell>
          <table:table-cell office:value-type="float" office:value="0.490669715350989" calcext:value-type="float">
            <text:p>0.4906697154</text:p>
          </table:table-cell>
          <table:table-cell office:value-type="float" office:value="0.489501865491845" calcext:value-type="float">
            <text:p>0.4895018655</text:p>
          </table:table-cell>
          <table:table-cell office:value-type="float" office:value="0.485767236379967" calcext:value-type="float">
            <text:p>0.4857672364</text:p>
          </table:table-cell>
          <table:table-cell office:value-type="float" office:value="0.4923418319018" calcext:value-type="float">
            <text:p>0.4923418319</text:p>
          </table:table-cell>
          <table:table-cell office:value-type="float" office:value="0.493247021509418" calcext:value-type="float">
            <text:p>0.4932470215</text:p>
          </table:table-cell>
          <table:table-cell office:value-type="float" office:value="0.488010119228232" calcext:value-type="float">
            <text:p>0.4880101192</text:p>
          </table:table-cell>
          <table:table-cell office:value-type="float" office:value="0.493668998236756" calcext:value-type="float">
            <text:p>0.4936689982</text:p>
          </table:table-cell>
          <table:table-cell office:value-type="float" office:value="0.489260259051705" calcext:value-type="float">
            <text:p>0.4892602591</text:p>
          </table:table-cell>
          <table:table-cell office:value-type="float" office:value="0.495834854573538" calcext:value-type="float">
            <text:p>0.4958348546</text:p>
          </table:table-cell>
          <table:table-cell office:value-type="float" office:value="0.488843545777214" calcext:value-type="float">
            <text:p>0.4888435458</text:p>
          </table:table-cell>
          <table:table-cell office:value-type="float" office:value="0.496997440979838" calcext:value-type="float">
            <text:p>0.496997441</text:p>
          </table:table-cell>
          <table:table-cell office:value-type="float" office:value="0.491251008554137" calcext:value-type="float">
            <text:p>0.4912510086</text:p>
          </table:table-cell>
          <table:table-cell office:value-type="float" office:value="0.491179245495502" calcext:value-type="float">
            <text:p>0.4911792455</text:p>
          </table:table-cell>
          <table:table-cell office:value-type="float" office:value="0.48193452694522" calcext:value-type="float">
            <text:p>0.4819345269</text:p>
          </table:table-cell>
        </table:table-row>
        <table:table-row table:style-name="ro1">
          <table:table-cell office:value-type="float" office:value="0.499996723865602" calcext:value-type="float">
            <text:p>0.4999967239</text:p>
          </table:table-cell>
          <table:table-cell office:value-type="float" office:value="0.491338561971314" calcext:value-type="float">
            <text:p>0.491338562</text:p>
          </table:table-cell>
          <table:table-cell office:value-type="float" office:value="0.49308244158076" calcext:value-type="float">
            <text:p>0.4930824416</text:p>
          </table:table-cell>
          <table:table-cell office:value-type="float" office:value="0.490093685600687" calcext:value-type="float">
            <text:p>0.4900936856</text:p>
          </table:table-cell>
          <table:table-cell office:value-type="float" office:value="0.485509839581286" calcext:value-type="float">
            <text:p>0.4855098396</text:p>
          </table:table-cell>
          <table:table-cell office:value-type="float" office:value="0.487012112750592" calcext:value-type="float">
            <text:p>0.4870121128</text:p>
          </table:table-cell>
          <table:table-cell office:value-type="float" office:value="0.493334574926592" calcext:value-type="float">
            <text:p>0.4933345749</text:p>
          </table:table-cell>
          <table:table-cell office:value-type="float" office:value="0.492249015031777" calcext:value-type="float">
            <text:p>0.492249015</text:p>
          </table:table-cell>
          <table:table-cell office:value-type="float" office:value="0.486759979404759" calcext:value-type="float">
            <text:p>0.4867599794</text:p>
          </table:table-cell>
          <table:table-cell office:value-type="float" office:value="0.494584714750065" calcext:value-type="float">
            <text:p>0.4945847148</text:p>
          </table:table-cell>
          <table:table-cell office:value-type="float" office:value="0.486842269369088" calcext:value-type="float">
            <text:p>0.4868422694</text:p>
          </table:table-cell>
          <table:table-cell office:value-type="float" office:value="0.487845539299574" calcext:value-type="float">
            <text:p>0.4878455393</text:p>
          </table:table-cell>
          <table:table-cell office:value-type="float" office:value="0.486842269369088" calcext:value-type="float">
            <text:p>0.4868422694</text:p>
          </table:table-cell>
          <table:table-cell office:value-type="float" office:value="0.487176692679251" calcext:value-type="float">
            <text:p>0.4871766927</text:p>
          </table:table-cell>
          <table:table-cell office:value-type="float" office:value="0.491760538698652" calcext:value-type="float">
            <text:p>0.4917605387</text:p>
          </table:table-cell>
          <table:table-cell office:value-type="float" office:value="0.481600103635059" calcext:value-type="float">
            <text:p>0.4816001036</text:p>
          </table:table-cell>
          <table:table-cell office:value-type="float" office:value="0.488673702395711" calcext:value-type="float">
            <text:p>0.4886737024</text:p>
          </table:table-cell>
          <table:table-cell office:value-type="float" office:value="0.483426273208833" calcext:value-type="float">
            <text:p>0.4834262732</text:p>
          </table:table-cell>
          <table:table-cell office:value-type="float" office:value="0.491256272006983" calcext:value-type="float">
            <text:p>0.491256272</text:p>
          </table:table-cell>
          <table:table-cell office:value-type="float" office:value="0.48901338915872" calcext:value-type="float">
            <text:p>0.4890133892</text:p>
          </table:table-cell>
          <table:table-cell office:value-type="float" office:value="0.491338561971314" calcext:value-type="float">
            <text:p>0.491338562</text:p>
          </table:table-cell>
          <table:table-cell office:value-type="float" office:value="0.497326600837151" calcext:value-type="float">
            <text:p>0.4973266008</text:p>
          </table:table-cell>
          <table:table-cell office:value-type="float" office:value="0.487511115989413" calcext:value-type="float">
            <text:p>0.487511116</text:p>
          </table:table-cell>
          <table:table-cell office:value-type="float" office:value="0.490505135422332" calcext:value-type="float">
            <text:p>0.4905051354</text:p>
          </table:table-cell>
          <table:table-cell office:value-type="float" office:value="0.487176692679251" calcext:value-type="float">
            <text:p>0.4871766927</text:p>
          </table:table-cell>
          <table:table-cell office:value-type="float" office:value="0.496164014430855" calcext:value-type="float">
            <text:p>0.4961640144</text:p>
          </table:table-cell>
          <table:table-cell office:value-type="float" office:value="0.488262252574064" calcext:value-type="float">
            <text:p>0.4882622526</text:p>
          </table:table-cell>
          <table:table-cell office:value-type="float" office:value="0.493504418308098" calcext:value-type="float">
            <text:p>0.4935044183</text:p>
          </table:table-cell>
          <table:table-cell office:value-type="float" office:value="0.494003421546917" calcext:value-type="float">
            <text:p>0.4940034215</text:p>
          </table:table-cell>
          <table:table-cell office:value-type="float" office:value="0.490592688839506" calcext:value-type="float">
            <text:p>0.4905926888</text:p>
          </table:table-cell>
          <table:table-cell office:value-type="float" office:value="0.491503141899969" calcext:value-type="float">
            <text:p>0.4915031419</text:p>
          </table:table-cell>
          <table:table-cell office:value-type="float" office:value="0.486008842820105" calcext:value-type="float">
            <text:p>0.4860088428</text:p>
          </table:table-cell>
          <table:table-cell office:value-type="float" office:value="0.493005415069279" calcext:value-type="float">
            <text:p>0.4930054151</text:p>
          </table:table-cell>
          <table:table-cell office:value-type="float" office:value="0.489671708873351" calcext:value-type="float">
            <text:p>0.4896717089</text:p>
          </table:table-cell>
          <table:table-cell office:value-type="float" office:value="0.491338561971314" calcext:value-type="float">
            <text:p>0.491338562</text:p>
          </table:table-cell>
          <table:table-cell office:value-type="float" office:value="0.496997440979838" calcext:value-type="float">
            <text:p>0.496997441</text:p>
          </table:table-cell>
          <table:table-cell office:value-type="float" office:value="0.496169277883701" calcext:value-type="float">
            <text:p>0.4961692779</text:p>
          </table:table-cell>
          <table:table-cell office:value-type="float" office:value="0.492588701794787" calcext:value-type="float">
            <text:p>0.4925887018</text:p>
          </table:table-cell>
          <table:table-cell office:value-type="float" office:value="0.488673702395711" calcext:value-type="float">
            <text:p>0.4886737024</text:p>
          </table:table-cell>
          <table:table-cell office:value-type="float" office:value="0.495171271406061" calcext:value-type="float">
            <text:p>0.4951712714</text:p>
          </table:table-cell>
          <table:table-cell office:value-type="float" office:value="0.494744031225877" calcext:value-type="float">
            <text:p>0.4947440312</text:p>
          </table:table-cell>
          <table:table-cell office:value-type="float" office:value="0.496328594359511" calcext:value-type="float">
            <text:p>0.4963285944</text:p>
          </table:table-cell>
          <table:table-cell office:value-type="float" office:value="0.486507846058927" calcext:value-type="float">
            <text:p>0.4865078461</text:p>
          </table:table-cell>
          <table:table-cell office:value-type="float" office:value="0.488668438942865" calcext:value-type="float">
            <text:p>0.4886684389</text:p>
          </table:table-cell>
          <table:table-cell office:value-type="float" office:value="0.487752722429551" calcext:value-type="float">
            <text:p>0.4877527224</text:p>
          </table:table-cell>
          <table:table-cell office:value-type="float" office:value="0.490921848696824" calcext:value-type="float">
            <text:p>0.4909218487</text:p>
          </table:table-cell>
          <table:table-cell office:value-type="float" office:value="0.485422286164111" calcext:value-type="float">
            <text:p>0.4854222862</text:p>
          </table:table-cell>
          <table:table-cell office:value-type="float" office:value="0.491420851935643" calcext:value-type="float">
            <text:p>0.4914208519</text:p>
          </table:table-cell>
          <table:table-cell office:value-type="float" office:value="0.493000151616431" calcext:value-type="float">
            <text:p>0.4930001516</text:p>
          </table:table-cell>
          <table:table-cell office:value-type="float" office:value="0.496498437741017" calcext:value-type="float">
            <text:p>0.4964984377</text:p>
          </table:table-cell>
          <table:table-cell office:value-type="float" office:value="0.485093126306796" calcext:value-type="float">
            <text:p>0.4850931263</text:p>
          </table:table-cell>
          <table:table-cell office:value-type="float" office:value="0.488596675884228" calcext:value-type="float">
            <text:p>0.4885966759</text:p>
          </table:table-cell>
          <table:table-cell office:value-type="float" office:value="0.489085152217355" calcext:value-type="float">
            <text:p>0.4890851522</text:p>
          </table:table-cell>
          <table:table-cell office:value-type="float" office:value="0.492593965247633" calcext:value-type="float">
            <text:p>0.4925939652</text:p>
          </table:table-cell>
          <table:table-cell office:value-type="float" office:value="0.495088981441732" calcext:value-type="float">
            <text:p>0.4950889814</text:p>
          </table:table-cell>
          <table:table-cell office:value-type="float" office:value="0.488334015632701" calcext:value-type="float">
            <text:p>0.4883340156</text:p>
          </table:table-cell>
          <table:table-cell office:value-type="float" office:value="0.492249015031777" calcext:value-type="float">
            <text:p>0.492249015</text:p>
          </table:table-cell>
          <table:table-cell office:value-type="float" office:value="0.489254995598859" calcext:value-type="float">
            <text:p>0.4892549956</text:p>
          </table:table-cell>
          <table:table-cell office:value-type="float" office:value="0.494502424785738" calcext:value-type="float">
            <text:p>0.4945024248</text:p>
          </table:table-cell>
          <table:table-cell office:value-type="float" office:value="0.497506971124349" calcext:value-type="float">
            <text:p>0.4975069711</text:p>
          </table:table-cell>
          <table:table-cell office:value-type="float" office:value="0.481517813670728" calcext:value-type="float">
            <text:p>0.4815178137</text:p>
          </table:table-cell>
          <table:table-cell office:value-type="float" office:value="0.487346536060755" calcext:value-type="float">
            <text:p>0.4873465361</text:p>
          </table:table-cell>
          <table:table-cell office:value-type="float" office:value="0.493751288201083" calcext:value-type="float">
            <text:p>0.4937512882</text:p>
          </table:table-cell>
          <table:table-cell office:value-type="float" office:value="0.493334574926592" calcext:value-type="float">
            <text:p>0.4933345749</text:p>
          </table:table-cell>
          <table:table-cell office:value-type="float" office:value="0.498659030624953" calcext:value-type="float">
            <text:p>0.4986590306</text:p>
          </table:table-cell>
          <table:table-cell office:value-type="float" office:value="0.49116871858981" calcext:value-type="float">
            <text:p>0.4911687186</text:p>
          </table:table-cell>
          <table:table-cell office:value-type="float" office:value="0.492830308234927" calcext:value-type="float">
            <text:p>0.4928303082</text:p>
          </table:table-cell>
          <table:table-cell office:value-type="float" office:value="0.492166725067451" calcext:value-type="float">
            <text:p>0.4921667251</text:p>
          </table:table-cell>
          <table:table-cell office:value-type="float" office:value="0.491842828662979" calcext:value-type="float">
            <text:p>0.4918428287</text:p>
          </table:table-cell>
          <table:table-cell office:value-type="float" office:value="0.488673702395711" calcext:value-type="float">
            <text:p>0.4886737024</text:p>
          </table:table-cell>
          <table:table-cell office:value-type="float" office:value="0.498664294077801" calcext:value-type="float">
            <text:p>0.4986642941</text:p>
          </table:table-cell>
          <table:table-cell office:value-type="float" office:value="0.49666828112252" calcext:value-type="float">
            <text:p>0.4966682811</text:p>
          </table:table-cell>
          <table:table-cell office:value-type="float" office:value="0.495330587881873" calcext:value-type="float">
            <text:p>0.4953305879</text:p>
          </table:table-cell>
          <table:table-cell office:value-type="float" office:value="0.489676972326197" calcext:value-type="float">
            <text:p>0.4896769723</text:p>
          </table:table-cell>
          <table:table-cell office:value-type="float" office:value="0.478271660891977" calcext:value-type="float">
            <text:p>0.4782716609</text:p>
          </table:table-cell>
          <table:table-cell office:value-type="float" office:value="0.49666828112252" calcext:value-type="float">
            <text:p>0.4966682811</text:p>
          </table:table-cell>
          <table:table-cell office:value-type="float" office:value="0.491837565210133" calcext:value-type="float">
            <text:p>0.4918375652</text:p>
          </table:table-cell>
          <table:table-cell office:value-type="float" office:value="0.486595399476101" calcext:value-type="float">
            <text:p>0.4865953995</text:p>
          </table:table-cell>
          <table:table-cell office:value-type="float" office:value="0.491755275245804" calcext:value-type="float">
            <text:p>0.4917552752</text:p>
          </table:table-cell>
          <table:table-cell office:value-type="float" office:value="0.485761972927119" calcext:value-type="float">
            <text:p>0.4857619729</text:p>
          </table:table-cell>
          <table:table-cell office:value-type="float" office:value="0.495330587881873" calcext:value-type="float">
            <text:p>0.4953305879</text:p>
          </table:table-cell>
          <table:table-cell office:value-type="float" office:value="0.488344542538395" calcext:value-type="float">
            <text:p>0.4883445425</text:p>
          </table:table-cell>
          <table:table-cell office:value-type="float" office:value="0.494255554892752" calcext:value-type="float">
            <text:p>0.4942555549</text:p>
          </table:table-cell>
          <table:table-cell office:value-type="float" office:value="0.498499714149143" calcext:value-type="float">
            <text:p>0.4984997141</text:p>
          </table:table-cell>
          <table:table-cell office:value-type="float" office:value="0.491338561971314" calcext:value-type="float">
            <text:p>0.491338562</text:p>
          </table:table-cell>
          <table:table-cell office:value-type="float" office:value="0.490093685600687" calcext:value-type="float">
            <text:p>0.4900936856</text:p>
          </table:table-cell>
          <table:table-cell office:value-type="float" office:value="0.490669715350989" calcext:value-type="float">
            <text:p>0.4906697154</text:p>
          </table:table-cell>
          <table:table-cell office:value-type="float" office:value="0.489501865491845" calcext:value-type="float">
            <text:p>0.4895018655</text:p>
          </table:table-cell>
          <table:table-cell office:value-type="float" office:value="0.485767236379967" calcext:value-type="float">
            <text:p>0.4857672364</text:p>
          </table:table-cell>
          <table:table-cell office:value-type="float" office:value="0.4923418319018" calcext:value-type="float">
            <text:p>0.4923418319</text:p>
          </table:table-cell>
          <table:table-cell office:value-type="float" office:value="0.493247021509418" calcext:value-type="float">
            <text:p>0.4932470215</text:p>
          </table:table-cell>
          <table:table-cell office:value-type="float" office:value="0.488010119228232" calcext:value-type="float">
            <text:p>0.4880101192</text:p>
          </table:table-cell>
          <table:table-cell office:value-type="float" office:value="0.493668998236756" calcext:value-type="float">
            <text:p>0.4936689982</text:p>
          </table:table-cell>
          <table:table-cell office:value-type="float" office:value="0.489260259051705" calcext:value-type="float">
            <text:p>0.4892602591</text:p>
          </table:table-cell>
          <table:table-cell office:value-type="float" office:value="0.495834854573538" calcext:value-type="float">
            <text:p>0.4958348546</text:p>
          </table:table-cell>
          <table:table-cell office:value-type="float" office:value="0.488843545777214" calcext:value-type="float">
            <text:p>0.4888435458</text:p>
          </table:table-cell>
          <table:table-cell office:value-type="float" office:value="0.496997440979838" calcext:value-type="float">
            <text:p>0.496997441</text:p>
          </table:table-cell>
          <table:table-cell office:value-type="float" office:value="0.491251008554137" calcext:value-type="float">
            <text:p>0.4912510086</text:p>
          </table:table-cell>
          <table:table-cell office:value-type="float" office:value="0.491179245495502" calcext:value-type="float">
            <text:p>0.4911792455</text:p>
          </table:table-cell>
          <table:table-cell office:value-type="float" office:value="0.48193452694522" calcext:value-type="float">
            <text:p>0.4819345269</text:p>
          </table:table-cell>
        </table:table-row>
        <table:table-row table:style-name="ro1">
          <table:table-cell office:value-type="float" office:value="0.220389351989397" calcext:value-type="float">
            <text:p>0.220389352</text:p>
          </table:table-cell>
          <table:table-cell office:value-type="float" office:value="0.216251808041093" calcext:value-type="float">
            <text:p>0.216251808</text:p>
          </table:table-cell>
          <table:table-cell office:value-type="float" office:value="0.218892342272938" calcext:value-type="float">
            <text:p>0.2188923423</text:p>
          </table:table-cell>
          <table:table-cell office:value-type="float" office:value="0.212578507843416" calcext:value-type="float">
            <text:p>0.2125785078</text:p>
          </table:table-cell>
          <table:table-cell office:value-type="float" office:value="0.213108735645026" calcext:value-type="float">
            <text:p>0.2131087356</text:p>
          </table:table-cell>
          <table:table-cell office:value-type="float" office:value="0.211992900767028" calcext:value-type="float">
            <text:p>0.2119929008</text:p>
          </table:table-cell>
          <table:table-cell office:value-type="float" office:value="0.217599764794404" calcext:value-type="float">
            <text:p>0.2175997648</text:p>
          </table:table-cell>
          <table:table-cell office:value-type="float" office:value="0.218244286070971" calcext:value-type="float">
            <text:p>0.2182442861</text:p>
          </table:table-cell>
          <table:table-cell office:value-type="float" office:value="0.212637422043595" calcext:value-type="float">
            <text:p>0.212637422</text:p>
          </table:table-cell>
          <table:table-cell office:value-type="float" office:value="0.217364107993688" calcext:value-type="float">
            <text:p>0.217364108</text:p>
          </table:table-cell>
          <table:table-cell office:value-type="float" office:value="0.213666653084024" calcext:value-type="float">
            <text:p>0.2136666531</text:p>
          </table:table-cell>
          <table:table-cell office:value-type="float" office:value="0.211403758765239" calcext:value-type="float">
            <text:p>0.2114037588</text:p>
          </table:table-cell>
          <table:table-cell office:value-type="float" office:value="0.213961224084918" calcext:value-type="float">
            <text:p>0.2139612241</text:p>
          </table:table-cell>
          <table:table-cell office:value-type="float" office:value="0.21287307884431" calcext:value-type="float">
            <text:p>0.2128730788</text:p>
          </table:table-cell>
          <table:table-cell office:value-type="float" office:value="0.212637422043595" calcext:value-type="float">
            <text:p>0.212637422</text:p>
          </table:table-cell>
          <table:table-cell office:value-type="float" office:value="0.209615712973288" calcext:value-type="float">
            <text:p>0.209615713</text:p>
          </table:table-cell>
          <table:table-cell office:value-type="float" office:value="0.214429002760948" calcext:value-type="float">
            <text:p>0.2144290028</text:p>
          </table:table-cell>
          <table:table-cell office:value-type="float" office:value="0.21287307884431" calcext:value-type="float">
            <text:p>0.2128730788</text:p>
          </table:table-cell>
          <table:table-cell office:value-type="float" office:value="0.21534040540102" calcext:value-type="float">
            <text:p>0.2153404054</text:p>
          </table:table-cell>
          <table:table-cell office:value-type="float" office:value="0.211317154927672" calcext:value-type="float">
            <text:p>0.2113171549</text:p>
          </table:table-cell>
          <table:table-cell office:value-type="float" office:value="0.215073524037516" calcext:value-type="float">
            <text:p>0.215073524</text:p>
          </table:table-cell>
          <table:table-cell office:value-type="float" office:value="0.22117939130371" calcext:value-type="float">
            <text:p>0.2211793913</text:p>
          </table:table-cell>
          <table:table-cell office:value-type="float" office:value="0.212138418804776" calcext:value-type="float">
            <text:p>0.2121384188</text:p>
          </table:table-cell>
          <table:table-cell office:value-type="float" office:value="0.215780494439662" calcext:value-type="float">
            <text:p>0.2157804944</text:p>
          </table:table-cell>
          <table:table-cell office:value-type="float" office:value="0.213344392445741" calcext:value-type="float">
            <text:p>0.2133443924</text:p>
          </table:table-cell>
          <table:table-cell office:value-type="float" office:value="0.220067091351115" calcext:value-type="float">
            <text:p>0.2200670914</text:p>
          </table:table-cell>
          <table:table-cell office:value-type="float" office:value="0.212346385968101" calcext:value-type="float">
            <text:p>0.212346386</text:p>
          </table:table-cell>
          <table:table-cell office:value-type="float" office:value="0.215984926677587" calcext:value-type="float">
            <text:p>0.2159849267</text:p>
          </table:table-cell>
          <table:table-cell office:value-type="float" office:value="0.216366101516048" calcext:value-type="float">
            <text:p>0.2163661015</text:p>
          </table:table-cell>
          <table:table-cell office:value-type="float" office:value="0.213961224084918" calcext:value-type="float">
            <text:p>0.2139612241</text:p>
          </table:table-cell>
          <table:table-cell office:value-type="float" office:value="0.216601758316764" calcext:value-type="float">
            <text:p>0.2166017583</text:p>
          </table:table-cell>
          <table:table-cell office:value-type="float" office:value="0.213607738883845" calcext:value-type="float">
            <text:p>0.2136077389</text:p>
          </table:table-cell>
          <table:table-cell office:value-type="float" office:value="0.215603751839126" calcext:value-type="float">
            <text:p>0.2156037518</text:p>
          </table:table-cell>
          <table:table-cell office:value-type="float" office:value="0.215132438237695" calcext:value-type="float">
            <text:p>0.2151324382</text:p>
          </table:table-cell>
          <table:table-cell office:value-type="float" office:value="0.21589832284002" calcext:value-type="float">
            <text:p>0.2158983228</text:p>
          </table:table-cell>
          <table:table-cell office:value-type="float" office:value="0.219713606150042" calcext:value-type="float">
            <text:p>0.2197136062</text:p>
          </table:table-cell>
          <table:table-cell office:value-type="float" office:value="0.216452705353617" calcext:value-type="float">
            <text:p>0.2164527054</text:p>
          </table:table-cell>
          <table:table-cell office:value-type="float" office:value="0.215250266638052" calcext:value-type="float">
            <text:p>0.2152502666</text:p>
          </table:table-cell>
          <table:table-cell office:value-type="float" office:value="0.214487916961127" calcext:value-type="float">
            <text:p>0.214487917</text:p>
          </table:table-cell>
          <table:table-cell office:value-type="float" office:value="0.216043840877765" calcext:value-type="float">
            <text:p>0.2160438409</text:p>
          </table:table-cell>
          <table:table-cell office:value-type="float" office:value="0.221328444266859" calcext:value-type="float">
            <text:p>0.2213284443</text:p>
          </table:table-cell>
          <table:table-cell office:value-type="float" office:value="0.220829441028038" calcext:value-type="float">
            <text:p>0.220829441</text:p>
          </table:table-cell>
          <table:table-cell office:value-type="float" office:value="0.214165656322845" calcext:value-type="float">
            <text:p>0.2141656563</text:p>
          </table:table-cell>
          <table:table-cell office:value-type="float" office:value="0.217159675755764" calcext:value-type="float">
            <text:p>0.2171596758</text:p>
          </table:table-cell>
          <table:table-cell office:value-type="float" office:value="0.216542844116584" calcext:value-type="float">
            <text:p>0.2165428441</text:p>
          </table:table-cell>
          <table:table-cell office:value-type="float" office:value="0.215427009238589" calcext:value-type="float">
            <text:p>0.2154270092</text:p>
          </table:table-cell>
          <table:table-cell office:value-type="float" office:value="0.214692349199052" calcext:value-type="float">
            <text:p>0.2146923492</text:p>
          </table:table-cell>
          <table:table-cell office:value-type="float" office:value="0.215926012477408" calcext:value-type="float">
            <text:p>0.2159260125</text:p>
          </table:table-cell>
          <table:table-cell office:value-type="float" office:value="0.218157682233404" calcext:value-type="float">
            <text:p>0.2181576822</text:p>
          </table:table-cell>
          <table:table-cell office:value-type="float" office:value="0.218507632509074" calcext:value-type="float">
            <text:p>0.2185076325</text:p>
          </table:table-cell>
          <table:table-cell office:value-type="float" office:value="0.212637422043595" calcext:value-type="float">
            <text:p>0.212637422</text:p>
          </table:table-cell>
          <table:table-cell office:value-type="float" office:value="0.211258240727493" calcext:value-type="float">
            <text:p>0.2112582407</text:p>
          </table:table-cell>
          <table:table-cell office:value-type="float" office:value="0.217100761555585" calcext:value-type="float">
            <text:p>0.2171007616</text:p>
          </table:table-cell>
          <table:table-cell office:value-type="float" office:value="0.212931993044489" calcext:value-type="float">
            <text:p>0.212931993</text:p>
          </table:table-cell>
          <table:table-cell office:value-type="float" office:value="0.21536809503841" calcext:value-type="float">
            <text:p>0.215368095</text:p>
          </table:table-cell>
          <table:table-cell office:value-type="float" office:value="0.216833880192078" calcext:value-type="float">
            <text:p>0.2168338802</text:p>
          </table:table-cell>
          <table:table-cell office:value-type="float" office:value="0.218185371870792" calcext:value-type="float">
            <text:p>0.2181853719</text:p>
          </table:table-cell>
          <table:table-cell office:value-type="float" office:value="0.216192893840914" calcext:value-type="float">
            <text:p>0.2161928938</text:p>
          </table:table-cell>
          <table:table-cell office:value-type="float" office:value="0.217572075157015" calcext:value-type="float">
            <text:p>0.2175720752</text:p>
          </table:table-cell>
          <table:table-cell office:value-type="float" office:value="0.215163662800483" calcext:value-type="float">
            <text:p>0.2151636628</text:p>
          </table:table-cell>
          <table:table-cell office:value-type="float" office:value="0.209116709734467" calcext:value-type="float">
            <text:p>0.2091167097</text:p>
          </table:table-cell>
          <table:table-cell office:value-type="float" office:value="0.211847382729282" calcext:value-type="float">
            <text:p>0.2118473827</text:p>
          </table:table-cell>
          <table:table-cell office:value-type="float" office:value="0.21724627959333" calcext:value-type="float">
            <text:p>0.2172462796</text:p>
          </table:table-cell>
          <table:table-cell office:value-type="float" office:value="0.217894335795298" calcext:value-type="float">
            <text:p>0.2178943358</text:p>
          </table:table-cell>
          <table:table-cell office:value-type="float" office:value="0.221796222942887" calcext:value-type="float">
            <text:p>0.2217962229</text:p>
          </table:table-cell>
          <table:table-cell office:value-type="float" office:value="0.217041847355406" calcext:value-type="float">
            <text:p>0.2170418474</text:p>
          </table:table-cell>
          <table:table-cell office:value-type="float" office:value="0.219360120948969" calcext:value-type="float">
            <text:p>0.2193601209</text:p>
          </table:table-cell>
          <table:table-cell office:value-type="float" office:value="0.216920484029648" calcext:value-type="float">
            <text:p>0.216920484</text:p>
          </table:table-cell>
          <table:table-cell office:value-type="float" office:value="0.21384339568456" calcext:value-type="float">
            <text:p>0.2138433957</text:p>
          </table:table-cell>
          <table:table-cell office:value-type="float" office:value="0.214429002760948" calcext:value-type="float">
            <text:p>0.2144290028</text:p>
          </table:table-cell>
          <table:table-cell office:value-type="float" office:value="0.219713606150042" calcext:value-type="float">
            <text:p>0.2197136062</text:p>
          </table:table-cell>
          <table:table-cell office:value-type="float" office:value="0.217305193793509" calcext:value-type="float">
            <text:p>0.2173051938</text:p>
          </table:table-cell>
          <table:table-cell office:value-type="float" office:value="0.2198314345504" calcext:value-type="float">
            <text:p>0.2198314346</text:p>
          </table:table-cell>
          <table:table-cell office:value-type="float" office:value="0.212814164644132" calcext:value-type="float">
            <text:p>0.2128141646</text:p>
          </table:table-cell>
          <table:table-cell office:value-type="float" office:value="0.207415267780083" calcext:value-type="float">
            <text:p>0.2074152678</text:p>
          </table:table-cell>
          <table:table-cell office:value-type="float" office:value="0.217305193793509" calcext:value-type="float">
            <text:p>0.2173051938</text:p>
          </table:table-cell>
          <table:table-cell office:value-type="float" office:value="0.21580818407705" calcext:value-type="float">
            <text:p>0.2158081841</text:p>
          </table:table-cell>
          <table:table-cell office:value-type="float" office:value="0.211521587165597" calcext:value-type="float">
            <text:p>0.2115215872</text:p>
          </table:table-cell>
          <table:table-cell office:value-type="float" office:value="0.215662666039304" calcext:value-type="float">
            <text:p>0.215662666</text:p>
          </table:table-cell>
          <table:table-cell office:value-type="float" office:value="0.211580501365776" calcext:value-type="float">
            <text:p>0.2115805014</text:p>
          </table:table-cell>
          <table:table-cell office:value-type="float" office:value="0.219006635747896" calcext:value-type="float">
            <text:p>0.2190066357</text:p>
          </table:table-cell>
          <table:table-cell office:value-type="float" office:value="0.212550818206028" calcext:value-type="float">
            <text:p>0.2125508182</text:p>
          </table:table-cell>
          <table:table-cell office:value-type="float" office:value="0.215544837638947" calcext:value-type="float">
            <text:p>0.2155448376</text:p>
          </table:table-cell>
          <table:table-cell office:value-type="float" office:value="0.21830320027115" calcext:value-type="float">
            <text:p>0.2183032003</text:p>
          </table:table-cell>
          <table:table-cell office:value-type="float" office:value="0.215073524037516" calcext:value-type="float">
            <text:p>0.215073524</text:p>
          </table:table-cell>
          <table:table-cell office:value-type="float" office:value="0.213697877646814" calcext:value-type="float">
            <text:p>0.2136978776</text:p>
          </table:table-cell>
          <table:table-cell office:value-type="float" office:value="0.216307187315869" calcext:value-type="float">
            <text:p>0.2163071873</text:p>
          </table:table-cell>
          <table:table-cell office:value-type="float" office:value="0.21680619055469" calcext:value-type="float">
            <text:p>0.2168061906</text:p>
          </table:table-cell>
          <table:table-cell office:value-type="float" office:value="0.209203313572036" calcext:value-type="float">
            <text:p>0.2092033136</text:p>
          </table:table-cell>
          <table:table-cell office:value-type="float" office:value="0.214342398923382" calcext:value-type="float">
            <text:p>0.2143423989</text:p>
          </table:table-cell>
          <table:table-cell office:value-type="float" office:value="0.219772520350221" calcext:value-type="float">
            <text:p>0.2197725204</text:p>
          </table:table-cell>
          <table:table-cell office:value-type="float" office:value="0.213285478245563" calcext:value-type="float">
            <text:p>0.2132854782</text:p>
          </table:table-cell>
          <table:table-cell office:value-type="float" office:value="0.217454246756658" calcext:value-type="float">
            <text:p>0.2174542468</text:p>
          </table:table-cell>
          <table:table-cell office:value-type="float" office:value="0.213108735645026" calcext:value-type="float">
            <text:p>0.2131087356</text:p>
          </table:table-cell>
          <table:table-cell office:value-type="float" office:value="0.217481936394046" calcext:value-type="float">
            <text:p>0.2174819364</text:p>
          </table:table-cell>
          <table:table-cell office:value-type="float" office:value="0.21187153744127" calcext:value-type="float">
            <text:p>0.2118715374</text:p>
          </table:table-cell>
          <table:table-cell office:value-type="float" office:value="0.219949262950757" calcext:value-type="float">
            <text:p>0.219949263</text:p>
          </table:table-cell>
          <table:table-cell office:value-type="float" office:value="0.217010622792615" calcext:value-type="float">
            <text:p>0.2170106228</text:p>
          </table:table-cell>
          <table:table-cell office:value-type="float" office:value="0.211992900767028" calcext:value-type="float">
            <text:p>0.2119929008</text:p>
          </table:table-cell>
          <table:table-cell office:value-type="float" office:value="0.208881052933752" calcext:value-type="float">
            <text:p>0.2088810529</text:p>
          </table:table-cell>
        </table:table-row>
        <table:table-row table:style-name="ro1">
          <table:table-cell office:value-type="float" office:value="-0.0624999983857511" calcext:value-type="float">
            <text:p>-0.0624999984</text:p>
          </table:table-cell>
          <table:table-cell office:value-type="float" office:value="-0.061972172193317" calcext:value-type="float">
            <text:p>-0.0619721722</text:p>
          </table:table-cell>
          <table:table-cell office:value-type="float" office:value="-0.0624999983857511" calcext:value-type="float">
            <text:p>-0.0624999984</text:p>
          </table:table-cell>
          <table:table-cell office:value-type="float" office:value="-0.0637315928347642" calcext:value-type="float">
            <text:p>-0.0637315928</text:p>
          </table:table-cell>
          <table:table-cell office:value-type="float" office:value="-0.0629398535461126" calcext:value-type="float">
            <text:p>-0.0629398535</text:p>
          </table:table-cell>
          <table:table-cell office:value-type="float" office:value="-0.0631157956102575" calcext:value-type="float">
            <text:p>-0.0631157956</text:p>
          </table:table-cell>
          <table:table-cell office:value-type="float" office:value="-0.0629398535461126" calcext:value-type="float">
            <text:p>-0.0629398535</text:p>
          </table:table-cell>
          <table:table-cell office:value-type="float" office:value="-0.0634676797385472" calcext:value-type="float">
            <text:p>-0.0634676797</text:p>
          </table:table-cell>
          <table:table-cell office:value-type="float" office:value="-0.0636436218026916" calcext:value-type="float">
            <text:p>-0.0636436218</text:p>
          </table:table-cell>
          <table:table-cell office:value-type="float" office:value="-0.0632917376744023" calcext:value-type="float">
            <text:p>-0.0632917377</text:p>
          </table:table-cell>
          <table:table-cell office:value-type="float" office:value="-0.0628518825140404" calcext:value-type="float">
            <text:p>-0.0628518825</text:p>
          </table:table-cell>
          <table:table-cell office:value-type="float" office:value="-0.0639955059309813" calcext:value-type="float">
            <text:p>-0.0639955059</text:p>
          </table:table-cell>
          <table:table-cell office:value-type="float" office:value="-0.0624120273536785" calcext:value-type="float">
            <text:p>-0.0624120274</text:p>
          </table:table-cell>
          <table:table-cell office:value-type="float" office:value="-0.0632917376744023" calcext:value-type="float">
            <text:p>-0.0632917377</text:p>
          </table:table-cell>
          <table:table-cell office:value-type="float" office:value="-0.0636436218026916" calcext:value-type="float">
            <text:p>-0.0636436218</text:p>
          </table:table-cell>
          <table:table-cell office:value-type="float" office:value="-0.0629398535461126" calcext:value-type="float">
            <text:p>-0.0629398535</text:p>
          </table:table-cell>
          <table:table-cell office:value-type="float" office:value="-0.0632037666423301" calcext:value-type="float">
            <text:p>-0.0632037666</text:p>
          </table:table-cell>
          <table:table-cell office:value-type="float" office:value="-0.0632917376744023" calcext:value-type="float">
            <text:p>-0.0632917377</text:p>
          </table:table-cell>
          <table:table-cell office:value-type="float" office:value="-0.0625879694178234" calcext:value-type="float">
            <text:p>-0.0625879694</text:p>
          </table:table-cell>
          <table:table-cell office:value-type="float" office:value="-0.0633797087064745" calcext:value-type="float">
            <text:p>-0.0633797087</text:p>
          </table:table-cell>
          <table:table-cell office:value-type="float" office:value="-0.0637315928347642" calcext:value-type="float">
            <text:p>-0.0637315928</text:p>
          </table:table-cell>
          <table:table-cell office:value-type="float" office:value="-0.0635556507706194" calcext:value-type="float">
            <text:p>-0.0635556508</text:p>
          </table:table-cell>
          <table:table-cell office:value-type="float" office:value="-0.0636436218026916" calcext:value-type="float">
            <text:p>-0.0636436218</text:p>
          </table:table-cell>
          <table:table-cell office:value-type="float" office:value="-0.0626759404498956" calcext:value-type="float">
            <text:p>-0.0626759404</text:p>
          </table:table-cell>
          <table:table-cell office:value-type="float" office:value="-0.0625879694178234" calcext:value-type="float">
            <text:p>-0.0625879694</text:p>
          </table:table-cell>
          <table:table-cell office:value-type="float" office:value="-0.0622360852895341" calcext:value-type="float">
            <text:p>-0.0622360853</text:p>
          </table:table-cell>
          <table:table-cell office:value-type="float" office:value="-0.0625879694178234" calcext:value-type="float">
            <text:p>-0.0625879694</text:p>
          </table:table-cell>
          <table:table-cell office:value-type="float" office:value="-0.0631157956102575" calcext:value-type="float">
            <text:p>-0.0631157956</text:p>
          </table:table-cell>
          <table:table-cell office:value-type="float" office:value="-0.0632917376744023" calcext:value-type="float">
            <text:p>-0.0632917377</text:p>
          </table:table-cell>
          <table:table-cell office:value-type="float" office:value="-0.0624120273536785" calcext:value-type="float">
            <text:p>-0.0624120274</text:p>
          </table:table-cell>
          <table:table-cell table:number-columns-repeated="3" office:value-type="float" office:value="-0.0629398535461126" calcext:value-type="float">
            <text:p>-0.0629398535</text:p>
          </table:table-cell>
          <table:table-cell office:value-type="float" office:value="-0.0636436218026916" calcext:value-type="float">
            <text:p>-0.0636436218</text:p>
          </table:table-cell>
          <table:table-cell office:value-type="float" office:value="-0.0624999983857511" calcext:value-type="float">
            <text:p>-0.0624999984</text:p>
          </table:table-cell>
          <table:table-cell office:value-type="float" office:value="-0.0627639114819682" calcext:value-type="float">
            <text:p>-0.0627639115</text:p>
          </table:table-cell>
          <table:table-cell office:value-type="float" office:value="-0.0639075348989086" calcext:value-type="float">
            <text:p>-0.0639075349</text:p>
          </table:table-cell>
          <table:table-cell office:value-type="float" office:value="-0.0634676797385472" calcext:value-type="float">
            <text:p>-0.0634676797</text:p>
          </table:table-cell>
          <table:table-cell office:value-type="float" office:value="-0.0631157956102575" calcext:value-type="float">
            <text:p>-0.0631157956</text:p>
          </table:table-cell>
          <table:table-cell office:value-type="float" office:value="-0.0630278245781853" calcext:value-type="float">
            <text:p>-0.0630278246</text:p>
          </table:table-cell>
          <table:table-cell table:number-columns-repeated="2" office:value-type="float" office:value="-0.0625879694178234" calcext:value-type="float">
            <text:p>-0.0625879694</text:p>
          </table:table-cell>
          <table:table-cell table:number-columns-repeated="2" office:value-type="float" office:value="-0.0628518825140404" calcext:value-type="float">
            <text:p>-0.0628518825</text:p>
          </table:table-cell>
          <table:table-cell office:value-type="float" office:value="-0.0630278245781853" calcext:value-type="float">
            <text:p>-0.0630278246</text:p>
          </table:table-cell>
          <table:table-cell office:value-type="float" office:value="-0.0632037666423301" calcext:value-type="float">
            <text:p>-0.0632037666</text:p>
          </table:table-cell>
          <table:table-cell office:value-type="float" office:value="-0.0635556507706194" calcext:value-type="float">
            <text:p>-0.0635556508</text:p>
          </table:table-cell>
          <table:table-cell office:value-type="float" office:value="-0.0632037666423301" calcext:value-type="float">
            <text:p>-0.0632037666</text:p>
          </table:table-cell>
          <table:table-cell office:value-type="float" office:value="-0.0628518825140404" calcext:value-type="float">
            <text:p>-0.0628518825</text:p>
          </table:table-cell>
          <table:table-cell office:value-type="float" office:value="-0.0638195638668364" calcext:value-type="float">
            <text:p>-0.0638195639</text:p>
          </table:table-cell>
          <table:table-cell office:value-type="float" office:value="-0.0636436218026916" calcext:value-type="float">
            <text:p>-0.0636436218</text:p>
          </table:table-cell>
          <table:table-cell office:value-type="float" office:value="-0.0634676797385472" calcext:value-type="float">
            <text:p>-0.0634676797</text:p>
          </table:table-cell>
          <table:table-cell office:value-type="float" office:value="-0.0629398535461126" calcext:value-type="float">
            <text:p>-0.0629398535</text:p>
          </table:table-cell>
          <table:table-cell office:value-type="float" office:value="-0.0632037666423301" calcext:value-type="float">
            <text:p>-0.0632037666</text:p>
          </table:table-cell>
          <table:table-cell office:value-type="float" office:value="-0.0632917376744023" calcext:value-type="float">
            <text:p>-0.0632917377</text:p>
          </table:table-cell>
          <table:table-cell office:value-type="float" office:value="-0.0640834769630535" calcext:value-type="float">
            <text:p>-0.064083477</text:p>
          </table:table-cell>
          <table:table-cell office:value-type="float" office:value="-0.0635556507706194" calcext:value-type="float">
            <text:p>-0.0635556508</text:p>
          </table:table-cell>
          <table:table-cell office:value-type="float" office:value="-0.0620601432253892" calcext:value-type="float">
            <text:p>-0.0620601432</text:p>
          </table:table-cell>
          <table:table-cell office:value-type="float" office:value="-0.0622360852895341" calcext:value-type="float">
            <text:p>-0.0622360853</text:p>
          </table:table-cell>
          <table:table-cell office:value-type="float" office:value="-0.0628518825140404" calcext:value-type="float">
            <text:p>-0.0628518825</text:p>
          </table:table-cell>
          <table:table-cell office:value-type="float" office:value="-0.0629398535461126" calcext:value-type="float">
            <text:p>-0.0629398535</text:p>
          </table:table-cell>
          <table:table-cell office:value-type="float" office:value="-0.0625879694178234" calcext:value-type="float">
            <text:p>-0.0625879694</text:p>
          </table:table-cell>
          <table:table-cell office:value-type="float" office:value="-0.0634676797385472" calcext:value-type="float">
            <text:p>-0.0634676797</text:p>
          </table:table-cell>
          <table:table-cell office:value-type="float" office:value="-0.0624999983857511" calcext:value-type="float">
            <text:p>-0.0624999984</text:p>
          </table:table-cell>
          <table:table-cell office:value-type="float" office:value="-0.0633797087064745" calcext:value-type="float">
            <text:p>-0.0633797087</text:p>
          </table:table-cell>
          <table:table-cell office:value-type="float" office:value="-0.0630278245781853" calcext:value-type="float">
            <text:p>-0.0630278246</text:p>
          </table:table-cell>
          <table:table-cell office:value-type="float" office:value="-0.0632917376744023" calcext:value-type="float">
            <text:p>-0.0632917377</text:p>
          </table:table-cell>
          <table:table-cell office:value-type="float" office:value="-0.0646992741875598" calcext:value-type="float">
            <text:p>-0.0646992742</text:p>
          </table:table-cell>
          <table:table-cell office:value-type="float" office:value="-0.0625879694178234" calcext:value-type="float">
            <text:p>-0.0625879694</text:p>
          </table:table-cell>
          <table:table-cell office:value-type="float" office:value="-0.0632037666423301" calcext:value-type="float">
            <text:p>-0.0632037666</text:p>
          </table:table-cell>
          <table:table-cell office:value-type="float" office:value="-0.0627639114819682" calcext:value-type="float">
            <text:p>-0.0627639115</text:p>
          </table:table-cell>
          <table:table-cell office:value-type="float" office:value="-0.0633797087064745" calcext:value-type="float">
            <text:p>-0.0633797087</text:p>
          </table:table-cell>
          <table:table-cell office:value-type="float" office:value="-0.0625879694178234" calcext:value-type="float">
            <text:p>-0.0625879694</text:p>
          </table:table-cell>
          <table:table-cell office:value-type="float" office:value="-0.0633797087064745" calcext:value-type="float">
            <text:p>-0.0633797087</text:p>
          </table:table-cell>
          <table:table-cell office:value-type="float" office:value="-0.0624999983857511" calcext:value-type="float">
            <text:p>-0.0624999984</text:p>
          </table:table-cell>
          <table:table-cell table:number-columns-repeated="2" office:value-type="float" office:value="-0.0633797087064745" calcext:value-type="float">
            <text:p>-0.0633797087</text:p>
          </table:table-cell>
          <table:table-cell office:value-type="float" office:value="-0.0638195638668364" calcext:value-type="float">
            <text:p>-0.0638195639</text:p>
          </table:table-cell>
          <table:table-cell office:value-type="float" office:value="-0.0628518825140404" calcext:value-type="float">
            <text:p>-0.0628518825</text:p>
          </table:table-cell>
          <table:table-cell office:value-type="float" office:value="-0.0637315928347642" calcext:value-type="float">
            <text:p>-0.0637315928</text:p>
          </table:table-cell>
          <table:table-cell office:value-type="float" office:value="-0.0638195638668364" calcext:value-type="float">
            <text:p>-0.0638195639</text:p>
          </table:table-cell>
          <table:table-cell table:number-columns-repeated="2" office:value-type="float" office:value="-0.0630278245781853" calcext:value-type="float">
            <text:p>-0.0630278246</text:p>
          </table:table-cell>
          <table:table-cell office:value-type="float" office:value="-0.0633797087064745" calcext:value-type="float">
            <text:p>-0.0633797087</text:p>
          </table:table-cell>
          <table:table-cell office:value-type="float" office:value="-0.0637315928347642" calcext:value-type="float">
            <text:p>-0.0637315928</text:p>
          </table:table-cell>
          <table:table-cell office:value-type="float" office:value="-0.0620601432253892" calcext:value-type="float">
            <text:p>-0.0620601432</text:p>
          </table:table-cell>
          <table:table-cell table:number-columns-repeated="2" office:value-type="float" office:value="-0.0633797087064745" calcext:value-type="float">
            <text:p>-0.0633797087</text:p>
          </table:table-cell>
          <table:table-cell office:value-type="float" office:value="-0.0635556507706194" calcext:value-type="float">
            <text:p>-0.0635556508</text:p>
          </table:table-cell>
          <table:table-cell office:value-type="float" office:value="-0.0625879694178234" calcext:value-type="float">
            <text:p>-0.0625879694</text:p>
          </table:table-cell>
          <table:table-cell table:number-columns-repeated="2" office:value-type="float" office:value="-0.0626759404498956" calcext:value-type="float">
            <text:p>-0.0626759404</text:p>
          </table:table-cell>
          <table:table-cell office:value-type="float" office:value="-0.0624120273536785" calcext:value-type="float">
            <text:p>-0.0624120274</text:p>
          </table:table-cell>
          <table:table-cell office:value-type="float" office:value="-0.0629398535461126" calcext:value-type="float">
            <text:p>-0.0629398535</text:p>
          </table:table-cell>
          <table:table-cell office:value-type="float" office:value="-0.0631157956102575" calcext:value-type="float">
            <text:p>-0.0631157956</text:p>
          </table:table-cell>
          <table:table-cell office:value-type="float" office:value="-0.0647872452196324" calcext:value-type="float">
            <text:p>-0.0647872452</text:p>
          </table:table-cell>
          <table:table-cell office:value-type="float" office:value="-0.0624120273536785" calcext:value-type="float">
            <text:p>-0.0624120274</text:p>
          </table:table-cell>
          <table:table-cell office:value-type="float" office:value="-0.0638195638668364" calcext:value-type="float">
            <text:p>-0.0638195639</text:p>
          </table:table-cell>
          <table:table-cell office:value-type="float" office:value="-0.0631157956102575" calcext:value-type="float">
            <text:p>-0.0631157956</text:p>
          </table:table-cell>
          <table:table-cell office:value-type="float" office:value="-0.0632917376744023" calcext:value-type="float">
            <text:p>-0.0632917377</text:p>
          </table:table-cell>
        </table:table-row>
        <table:table-row table:style-name="ro1">
          <table:table-cell office:value-type="float" office:value="-0.0180816544069008" calcext:value-type="float">
            <text:p>-0.0180816544</text:p>
          </table:table-cell>
          <table:table-cell office:value-type="float" office:value="-0.0178624975912162" calcext:value-type="float">
            <text:p>-0.0178624976</text:p>
          </table:table-cell>
          <table:table-cell office:value-type="float" office:value="-0.0178311894746898" calcext:value-type="float">
            <text:p>-0.0178311895</text:p>
          </table:table-cell>
          <table:table-cell office:value-type="float" office:value="-0.0175807245424788" calcext:value-type="float">
            <text:p>-0.0175807245</text:p>
          </table:table-cell>
          <table:table-cell office:value-type="float" office:value="-0.0179251138242689" calcext:value-type="float">
            <text:p>-0.0179251138</text:p>
          </table:table-cell>
          <table:table-cell office:value-type="float" office:value="-0.0183008112225854" calcext:value-type="float">
            <text:p>-0.0183008112</text:p>
          </table:table-cell>
          <table:table-cell office:value-type="float" office:value="-0.0177372651251107" calcext:value-type="float">
            <text:p>-0.0177372651</text:p>
          </table:table-cell>
          <table:table-cell office:value-type="float" office:value="-0.0177059570085843" calcext:value-type="float">
            <text:p>-0.017705957</text:p>
          </table:table-cell>
          <table:table-cell office:value-type="float" office:value="-0.0178938057077426" calcext:value-type="float">
            <text:p>-0.0178938057</text:p>
          </table:table-cell>
          <table:table-cell office:value-type="float" office:value="-0.0181755787564799" calcext:value-type="float">
            <text:p>-0.0181755788</text:p>
          </table:table-cell>
          <table:table-cell office:value-type="float" office:value="-0.0178938057077426" calcext:value-type="float">
            <text:p>-0.0178938057</text:p>
          </table:table-cell>
          <table:table-cell office:value-type="float" office:value="-0.0175181083094261" calcext:value-type="float">
            <text:p>-0.0175181083</text:p>
          </table:table-cell>
          <table:table-cell office:value-type="float" office:value="-0.0178311894746898" calcext:value-type="float">
            <text:p>-0.0178311895</text:p>
          </table:table-cell>
          <table:table-cell office:value-type="float" office:value="-0.0180816544069008" calcext:value-type="float">
            <text:p>-0.0180816544</text:p>
          </table:table-cell>
          <table:table-cell office:value-type="float" office:value="-0.0177059570085843" calcext:value-type="float">
            <text:p>-0.017705957</text:p>
          </table:table-cell>
          <table:table-cell office:value-type="float" office:value="-0.017674648892058" calcext:value-type="float">
            <text:p>-0.0176746489</text:p>
          </table:table-cell>
          <table:table-cell office:value-type="float" office:value="-0.0177998813581635" calcext:value-type="float">
            <text:p>-0.0177998814</text:p>
          </table:table-cell>
          <table:table-cell office:value-type="float" office:value="-0.0177685732416371" calcext:value-type="float">
            <text:p>-0.0177685732</text:p>
          </table:table-cell>
          <table:table-cell office:value-type="float" office:value="-0.018019038173848" calcext:value-type="float">
            <text:p>-0.0180190382</text:p>
          </table:table-cell>
          <table:table-cell office:value-type="float" office:value="-0.0179877300573217" calcext:value-type="float">
            <text:p>-0.0179877301</text:p>
          </table:table-cell>
          <table:table-cell office:value-type="float" office:value="-0.0180503462903745" calcext:value-type="float">
            <text:p>-0.0180503463</text:p>
          </table:table-cell>
          <table:table-cell office:value-type="float" office:value="-0.0179877300573217" calcext:value-type="float">
            <text:p>-0.0179877301</text:p>
          </table:table-cell>
          <table:table-cell office:value-type="float" office:value="-0.0179251138242689" calcext:value-type="float">
            <text:p>-0.0179251138</text:p>
          </table:table-cell>
          <table:table-cell office:value-type="float" office:value="-0.0180503462903745" calcext:value-type="float">
            <text:p>-0.0180503463</text:p>
          </table:table-cell>
          <table:table-cell office:value-type="float" office:value="-0.0181129625234271" calcext:value-type="float">
            <text:p>-0.0181129625</text:p>
          </table:table-cell>
          <table:table-cell office:value-type="float" office:value="-0.018019038173848" calcext:value-type="float">
            <text:p>-0.0180190382</text:p>
          </table:table-cell>
          <table:table-cell office:value-type="float" office:value="-0.0179251138242689" calcext:value-type="float">
            <text:p>-0.0179251138</text:p>
          </table:table-cell>
          <table:table-cell office:value-type="float" office:value="-0.0180816544069008" calcext:value-type="float">
            <text:p>-0.0180816544</text:p>
          </table:table-cell>
          <table:table-cell office:value-type="float" office:value="-0.0179251138242689" calcext:value-type="float">
            <text:p>-0.0179251138</text:p>
          </table:table-cell>
          <table:table-cell office:value-type="float" office:value="-0.0179877300573217" calcext:value-type="float">
            <text:p>-0.0179877301</text:p>
          </table:table-cell>
          <table:table-cell table:number-columns-repeated="2" office:value-type="float" office:value="-0.0177372651251107" calcext:value-type="float">
            <text:p>-0.0177372651</text:p>
          </table:table-cell>
          <table:table-cell office:value-type="float" office:value="-0.018019038173848" calcext:value-type="float">
            <text:p>-0.0180190382</text:p>
          </table:table-cell>
          <table:table-cell office:value-type="float" office:value="-0.0179877300573217" calcext:value-type="float">
            <text:p>-0.0179877301</text:p>
          </table:table-cell>
          <table:table-cell office:value-type="float" office:value="-0.0177685732416371" calcext:value-type="float">
            <text:p>-0.0177685732</text:p>
          </table:table-cell>
          <table:table-cell office:value-type="float" office:value="-0.017674648892058" calcext:value-type="float">
            <text:p>-0.0176746489</text:p>
          </table:table-cell>
          <table:table-cell office:value-type="float" office:value="-0.0178311894746898" calcext:value-type="float">
            <text:p>-0.0178311895</text:p>
          </table:table-cell>
          <table:table-cell office:value-type="float" office:value="-0.0182381949895327" calcext:value-type="float">
            <text:p>-0.018238195</text:p>
          </table:table-cell>
          <table:table-cell office:value-type="float" office:value="-0.018019038173848" calcext:value-type="float">
            <text:p>-0.0180190382</text:p>
          </table:table-cell>
          <table:table-cell office:value-type="float" office:value="-0.0183321193391118" calcext:value-type="float">
            <text:p>-0.0183321193</text:p>
          </table:table-cell>
          <table:table-cell office:value-type="float" office:value="-0.0179564219407954" calcext:value-type="float">
            <text:p>-0.0179564219</text:p>
          </table:table-cell>
          <table:table-cell office:value-type="float" office:value="-0.0176433407755315" calcext:value-type="float">
            <text:p>-0.0176433408</text:p>
          </table:table-cell>
          <table:table-cell office:value-type="float" office:value="-0.017674648892058" calcext:value-type="float">
            <text:p>-0.0176746489</text:p>
          </table:table-cell>
          <table:table-cell office:value-type="float" office:value="-0.0176433407755315" calcext:value-type="float">
            <text:p>-0.0176433408</text:p>
          </table:table-cell>
          <table:table-cell office:value-type="float" office:value="-0.0177685732416371" calcext:value-type="float">
            <text:p>-0.0177685732</text:p>
          </table:table-cell>
          <table:table-cell office:value-type="float" office:value="-0.0178624975912162" calcext:value-type="float">
            <text:p>-0.0178624976</text:p>
          </table:table-cell>
          <table:table-cell office:value-type="float" office:value="-0.0179564219407954" calcext:value-type="float">
            <text:p>-0.0179564219</text:p>
          </table:table-cell>
          <table:table-cell office:value-type="float" office:value="-0.0182068868730062" calcext:value-type="float">
            <text:p>-0.0182068869</text:p>
          </table:table-cell>
          <table:table-cell office:value-type="float" office:value="-0.0179564219407954" calcext:value-type="float">
            <text:p>-0.0179564219</text:p>
          </table:table-cell>
          <table:table-cell office:value-type="float" office:value="-0.0178624975912162" calcext:value-type="float">
            <text:p>-0.0178624976</text:p>
          </table:table-cell>
          <table:table-cell office:value-type="float" office:value="-0.018019038173848" calcext:value-type="float">
            <text:p>-0.0180190382</text:p>
          </table:table-cell>
          <table:table-cell table:number-columns-repeated="2" office:value-type="float" office:value="-0.017674648892058" calcext:value-type="float">
            <text:p>-0.0176746489</text:p>
          </table:table-cell>
          <table:table-cell office:value-type="float" office:value="-0.0176433407755315" calcext:value-type="float">
            <text:p>-0.0176433408</text:p>
          </table:table-cell>
          <table:table-cell office:value-type="float" office:value="-0.018019038173848" calcext:value-type="float">
            <text:p>-0.0180190382</text:p>
          </table:table-cell>
          <table:table-cell office:value-type="float" office:value="-0.0175181083094261" calcext:value-type="float">
            <text:p>-0.0175181083</text:p>
          </table:table-cell>
          <table:table-cell office:value-type="float" office:value="-0.0178938057077426" calcext:value-type="float">
            <text:p>-0.0178938057</text:p>
          </table:table-cell>
          <table:table-cell office:value-type="float" office:value="-0.0179251138242689" calcext:value-type="float">
            <text:p>-0.0179251138</text:p>
          </table:table-cell>
          <table:table-cell table:number-columns-repeated="3" office:value-type="float" office:value="-0.017674648892058" calcext:value-type="float">
            <text:p>-0.0176746489</text:p>
          </table:table-cell>
          <table:table-cell office:value-type="float" office:value="-0.0180503462903745" calcext:value-type="float">
            <text:p>-0.0180503463</text:p>
          </table:table-cell>
          <table:table-cell office:value-type="float" office:value="-0.017424183959847" calcext:value-type="float">
            <text:p>-0.017424184</text:p>
          </table:table-cell>
          <table:table-cell office:value-type="float" office:value="-0.017674648892058" calcext:value-type="float">
            <text:p>-0.0176746489</text:p>
          </table:table-cell>
          <table:table-cell office:value-type="float" office:value="-0.0180503462903745" calcext:value-type="float">
            <text:p>-0.0180503463</text:p>
          </table:table-cell>
          <table:table-cell office:value-type="float" office:value="-0.0178938057077426" calcext:value-type="float">
            <text:p>-0.0178938057</text:p>
          </table:table-cell>
          <table:table-cell office:value-type="float" office:value="-0.0174868001928996" calcext:value-type="float">
            <text:p>-0.0174868002</text:p>
          </table:table-cell>
          <table:table-cell office:value-type="float" office:value="-0.0175494164259524" calcext:value-type="float">
            <text:p>-0.0175494164</text:p>
          </table:table-cell>
          <table:table-cell office:value-type="float" office:value="-0.0172989514937414" calcext:value-type="float">
            <text:p>-0.0172989515</text:p>
          </table:table-cell>
          <table:table-cell office:value-type="float" office:value="-0.0181129625234271" calcext:value-type="float">
            <text:p>-0.0181129625</text:p>
          </table:table-cell>
          <table:table-cell office:value-type="float" office:value="-0.0175807245424788" calcext:value-type="float">
            <text:p>-0.0175807245</text:p>
          </table:table-cell>
          <table:table-cell table:number-columns-repeated="2" office:value-type="float" office:value="-0.0179251138242689" calcext:value-type="float">
            <text:p>-0.0179251138</text:p>
          </table:table-cell>
          <table:table-cell office:value-type="float" office:value="-0.0178938057077426" calcext:value-type="float">
            <text:p>-0.0178938057</text:p>
          </table:table-cell>
          <table:table-cell office:value-type="float" office:value="-0.0176120326590052" calcext:value-type="float">
            <text:p>-0.0176120327</text:p>
          </table:table-cell>
          <table:table-cell office:value-type="float" office:value="-0.018019038173848" calcext:value-type="float">
            <text:p>-0.0180190382</text:p>
          </table:table-cell>
          <table:table-cell office:value-type="float" office:value="-0.0177998813581635" calcext:value-type="float">
            <text:p>-0.0177998814</text:p>
          </table:table-cell>
          <table:table-cell office:value-type="float" office:value="-0.0179251138242689" calcext:value-type="float">
            <text:p>-0.0179251138</text:p>
          </table:table-cell>
          <table:table-cell office:value-type="float" office:value="-0.017674648892058" calcext:value-type="float">
            <text:p>-0.0176746489</text:p>
          </table:table-cell>
          <table:table-cell office:value-type="float" office:value="-0.0179564219407954" calcext:value-type="float">
            <text:p>-0.0179564219</text:p>
          </table:table-cell>
          <table:table-cell office:value-type="float" office:value="-0.0177372651251107" calcext:value-type="float">
            <text:p>-0.0177372651</text:p>
          </table:table-cell>
          <table:table-cell office:value-type="float" office:value="-0.0179877300573217" calcext:value-type="float">
            <text:p>-0.0179877301</text:p>
          </table:table-cell>
          <table:table-cell office:value-type="float" office:value="-0.0177998813581635" calcext:value-type="float">
            <text:p>-0.0177998814</text:p>
          </table:table-cell>
          <table:table-cell office:value-type="float" office:value="-0.0181755787564799" calcext:value-type="float">
            <text:p>-0.0181755788</text:p>
          </table:table-cell>
          <table:table-cell office:value-type="float" office:value="-0.0178938057077426" calcext:value-type="float">
            <text:p>-0.0178938057</text:p>
          </table:table-cell>
          <table:table-cell office:value-type="float" office:value="-0.0180503462903745" calcext:value-type="float">
            <text:p>-0.0180503463</text:p>
          </table:table-cell>
          <table:table-cell office:value-type="float" office:value="-0.0181755787564799" calcext:value-type="float">
            <text:p>-0.0181755788</text:p>
          </table:table-cell>
          <table:table-cell office:value-type="float" office:value="-0.0177685732416371" calcext:value-type="float">
            <text:p>-0.0177685732</text:p>
          </table:table-cell>
          <table:table-cell office:value-type="float" office:value="-0.0180816544069008" calcext:value-type="float">
            <text:p>-0.0180816544</text:p>
          </table:table-cell>
          <table:table-cell office:value-type="float" office:value="-0.0177998813581635" calcext:value-type="float">
            <text:p>-0.0177998814</text:p>
          </table:table-cell>
          <table:table-cell office:value-type="float" office:value="-0.0179251138242689" calcext:value-type="float">
            <text:p>-0.0179251138</text:p>
          </table:table-cell>
          <table:table-cell office:value-type="float" office:value="-0.0177998813581635" calcext:value-type="float">
            <text:p>-0.0177998814</text:p>
          </table:table-cell>
          <table:table-cell office:value-type="float" office:value="-0.0175494164259524" calcext:value-type="float">
            <text:p>-0.0175494164</text:p>
          </table:table-cell>
          <table:table-cell office:value-type="float" office:value="-0.0180503462903745" calcext:value-type="float">
            <text:p>-0.0180503463</text:p>
          </table:table-cell>
          <table:table-cell office:value-type="float" office:value="-0.018269503106059" calcext:value-type="float">
            <text:p>-0.0182695031</text:p>
          </table:table-cell>
          <table:table-cell office:value-type="float" office:value="-0.0179877300573217" calcext:value-type="float">
            <text:p>-0.0179877301</text:p>
          </table:table-cell>
          <table:table-cell office:value-type="float" office:value="-0.0181755787564799" calcext:value-type="float">
            <text:p>-0.0181755788</text:p>
          </table:table-cell>
          <table:table-cell office:value-type="float" office:value="-0.0179564219407954" calcext:value-type="float">
            <text:p>-0.0179564219</text:p>
          </table:table-cell>
          <table:table-cell office:value-type="float" office:value="-0.0177372651251107" calcext:value-type="float">
            <text:p>-0.0177372651</text:p>
          </table:table-cell>
          <table:table-cell office:value-type="float" office:value="-0.018019038173848" calcext:value-type="float">
            <text:p>-0.0180190382</text:p>
          </table:table-cell>
        </table:table-row>
        <table:table-row table:style-name="ro1">
          <table:table-cell office:value-type="float" office:value="0.00443131560140151" calcext:value-type="float">
            <text:p>0.0044313156</text:p>
          </table:table-cell>
          <table:table-cell office:value-type="float" office:value="0.00399300197003224" calcext:value-type="float">
            <text:p>0.003993002</text:p>
          </table:table-cell>
          <table:table-cell office:value-type="float" office:value="0.00408692631961136" calcext:value-type="float">
            <text:p>0.0040869263</text:p>
          </table:table-cell>
          <table:table-cell office:value-type="float" office:value="0.0039303857369796" calcext:value-type="float">
            <text:p>0.0039303857</text:p>
          </table:table-cell>
          <table:table-cell office:value-type="float" office:value="0.00389907762045313" calcext:value-type="float">
            <text:p>0.0038990776</text:p>
          </table:table-cell>
          <table:table-cell office:value-type="float" office:value="0.00399300197003224" calcext:value-type="float">
            <text:p>0.003993002</text:p>
          </table:table-cell>
          <table:table-cell office:value-type="float" office:value="0.00408692631961136" calcext:value-type="float">
            <text:p>0.0040869263</text:p>
          </table:table-cell>
          <table:table-cell office:value-type="float" office:value="0.00380515327087401" calcext:value-type="float">
            <text:p>0.0038051533</text:p>
          </table:table-cell>
          <table:table-cell office:value-type="float" office:value="0.00433739125182239" calcext:value-type="float">
            <text:p>0.0043373913</text:p>
          </table:table-cell>
          <table:table-cell office:value-type="float" office:value="0.00421215878571695" calcext:value-type="float">
            <text:p>0.0042121588</text:p>
          </table:table-cell>
          <table:table-cell office:value-type="float" office:value="0.00380515327087401" calcext:value-type="float">
            <text:p>0.0038051533</text:p>
          </table:table-cell>
          <table:table-cell office:value-type="float" office:value="0.00399300197003224" calcext:value-type="float">
            <text:p>0.003993002</text:p>
          </table:table-cell>
          <table:table-cell office:value-type="float" office:value="0.00440000748487518" calcext:value-type="float">
            <text:p>0.0044000075</text:p>
          </table:table-cell>
          <table:table-cell office:value-type="float" office:value="0.00427477501876959" calcext:value-type="float">
            <text:p>0.004274775</text:p>
          </table:table-cell>
          <table:table-cell office:value-type="float" office:value="0.00377384515434769" calcext:value-type="float">
            <text:p>0.0037738452</text:p>
          </table:table-cell>
          <table:table-cell table:number-columns-repeated="2" office:value-type="float" office:value="0.00399300197003224" calcext:value-type="float">
            <text:p>0.003993002</text:p>
          </table:table-cell>
          <table:table-cell office:value-type="float" office:value="0.0039303857369796" calcext:value-type="float">
            <text:p>0.0039303857</text:p>
          </table:table-cell>
          <table:table-cell office:value-type="float" office:value="0.00433739125182239" calcext:value-type="float">
            <text:p>0.0043373913</text:p>
          </table:table-cell>
          <table:table-cell office:value-type="float" office:value="0.00414954255266415" calcext:value-type="float">
            <text:p>0.0041495426</text:p>
          </table:table-cell>
          <table:table-cell office:value-type="float" office:value="0.00402431008655871" calcext:value-type="float">
            <text:p>0.0040243101</text:p>
          </table:table-cell>
          <table:table-cell office:value-type="float" office:value="0.00418085066919048" calcext:value-type="float">
            <text:p>0.0041808507</text:p>
          </table:table-cell>
          <table:table-cell office:value-type="float" office:value="0.00371122892129489" calcext:value-type="float">
            <text:p>0.0037112289</text:p>
          </table:table-cell>
          <table:table-cell office:value-type="float" office:value="0.00399300197003224" calcext:value-type="float">
            <text:p>0.003993002</text:p>
          </table:table-cell>
          <table:table-cell office:value-type="float" office:value="0.00371122892129489" calcext:value-type="float">
            <text:p>0.0037112289</text:p>
          </table:table-cell>
          <table:table-cell office:value-type="float" office:value="0.00443131560140151" calcext:value-type="float">
            <text:p>0.0044313156</text:p>
          </table:table-cell>
          <table:table-cell office:value-type="float" office:value="0.00402431008655871" calcext:value-type="float">
            <text:p>0.0040243101</text:p>
          </table:table-cell>
          <table:table-cell office:value-type="float" office:value="0.00374253703782122" calcext:value-type="float">
            <text:p>0.003742537</text:p>
          </table:table-cell>
          <table:table-cell office:value-type="float" office:value="0.00358599645518945" calcext:value-type="float">
            <text:p>0.0035859965</text:p>
          </table:table-cell>
          <table:table-cell office:value-type="float" office:value="0.00461916430055974" calcext:value-type="float">
            <text:p>0.0046191643</text:p>
          </table:table-cell>
          <table:table-cell office:value-type="float" office:value="0.00389907762045313" calcext:value-type="float">
            <text:p>0.0038990776</text:p>
          </table:table-cell>
          <table:table-cell office:value-type="float" office:value="0.00374253703782122" calcext:value-type="float">
            <text:p>0.003742537</text:p>
          </table:table-cell>
          <table:table-cell table:number-columns-repeated="2" office:value-type="float" office:value="0.00399300197003224" calcext:value-type="float">
            <text:p>0.003993002</text:p>
          </table:table-cell>
          <table:table-cell office:value-type="float" office:value="0.00389907762045313" calcext:value-type="float">
            <text:p>0.0038990776</text:p>
          </table:table-cell>
          <table:table-cell office:value-type="float" office:value="0.00399300197003224" calcext:value-type="float">
            <text:p>0.003993002</text:p>
          </table:table-cell>
          <table:table-cell office:value-type="float" office:value="0.00408692631961136" calcext:value-type="float">
            <text:p>0.0040869263</text:p>
          </table:table-cell>
          <table:table-cell office:value-type="float" office:value="0.00402431008655871" calcext:value-type="float">
            <text:p>0.0040243101</text:p>
          </table:table-cell>
          <table:table-cell office:value-type="float" office:value="0.00405561820308504" calcext:value-type="float">
            <text:p>0.0040556182</text:p>
          </table:table-cell>
          <table:table-cell office:value-type="float" office:value="0.00402431008655871" calcext:value-type="float">
            <text:p>0.0040243101</text:p>
          </table:table-cell>
          <table:table-cell table:number-columns-repeated="2" office:value-type="float" office:value="0.00399300197003224" calcext:value-type="float">
            <text:p>0.003993002</text:p>
          </table:table-cell>
          <table:table-cell office:value-type="float" office:value="0.00358599645518945" calcext:value-type="float">
            <text:p>0.0035859965</text:p>
          </table:table-cell>
          <table:table-cell office:value-type="float" office:value="0.00411823443613783" calcext:value-type="float">
            <text:p>0.0041182344</text:p>
          </table:table-cell>
          <table:table-cell office:value-type="float" office:value="0.00361730457171578" calcext:value-type="float">
            <text:p>0.0036173046</text:p>
          </table:table-cell>
          <table:table-cell office:value-type="float" office:value="0.00389907762045313" calcext:value-type="float">
            <text:p>0.0038990776</text:p>
          </table:table-cell>
          <table:table-cell office:value-type="float" office:value="0.00418085066919048" calcext:value-type="float">
            <text:p>0.0041808507</text:p>
          </table:table-cell>
          <table:table-cell office:value-type="float" office:value="0.00414954255266415" calcext:value-type="float">
            <text:p>0.0041495426</text:p>
          </table:table-cell>
          <table:table-cell office:value-type="float" office:value="0.0038677695039268" calcext:value-type="float">
            <text:p>0.0038677695</text:p>
          </table:table-cell>
          <table:table-cell office:value-type="float" office:value="0.00389907762045313" calcext:value-type="float">
            <text:p>0.0038990776</text:p>
          </table:table-cell>
          <table:table-cell office:value-type="float" office:value="0.00399300197003224" calcext:value-type="float">
            <text:p>0.003993002</text:p>
          </table:table-cell>
          <table:table-cell office:value-type="float" office:value="0.00408692631961136" calcext:value-type="float">
            <text:p>0.0040869263</text:p>
          </table:table-cell>
          <table:table-cell office:value-type="float" office:value="0.00380515327087401" calcext:value-type="float">
            <text:p>0.0038051533</text:p>
          </table:table-cell>
          <table:table-cell office:value-type="float" office:value="0.0036486126882421" calcext:value-type="float">
            <text:p>0.0036486127</text:p>
          </table:table-cell>
          <table:table-cell office:value-type="float" office:value="0.00430608313529606" calcext:value-type="float">
            <text:p>0.0043060831</text:p>
          </table:table-cell>
          <table:table-cell office:value-type="float" office:value="0.00402431008655871" calcext:value-type="float">
            <text:p>0.0040243101</text:p>
          </table:table-cell>
          <table:table-cell office:value-type="float" office:value="0.00414954255266415" calcext:value-type="float">
            <text:p>0.0041495426</text:p>
          </table:table-cell>
          <table:table-cell office:value-type="float" office:value="0.0038677695039268" calcext:value-type="float">
            <text:p>0.0038677695</text:p>
          </table:table-cell>
          <table:table-cell office:value-type="float" office:value="0.00380515327087401" calcext:value-type="float">
            <text:p>0.0038051533</text:p>
          </table:table-cell>
          <table:table-cell office:value-type="float" office:value="0.00427477501876959" calcext:value-type="float">
            <text:p>0.004274775</text:p>
          </table:table-cell>
          <table:table-cell office:value-type="float" office:value="0.0036486126882421" calcext:value-type="float">
            <text:p>0.0036486127</text:p>
          </table:table-cell>
          <table:table-cell office:value-type="float" office:value="0.00399300197003224" calcext:value-type="float">
            <text:p>0.003993002</text:p>
          </table:table-cell>
          <table:table-cell office:value-type="float" office:value="0.00402431008655871" calcext:value-type="float">
            <text:p>0.0040243101</text:p>
          </table:table-cell>
          <table:table-cell office:value-type="float" office:value="0.00399300197003224" calcext:value-type="float">
            <text:p>0.003993002</text:p>
          </table:table-cell>
          <table:table-cell office:value-type="float" office:value="0.00389907762045313" calcext:value-type="float">
            <text:p>0.0038990776</text:p>
          </table:table-cell>
          <table:table-cell office:value-type="float" office:value="0.00371122892129489" calcext:value-type="float">
            <text:p>0.0037112289</text:p>
          </table:table-cell>
          <table:table-cell office:value-type="float" office:value="0.0039303857369796" calcext:value-type="float">
            <text:p>0.0039303857</text:p>
          </table:table-cell>
          <table:table-cell table:number-columns-repeated="2" office:value-type="float" office:value="0.0038677695039268" calcext:value-type="float">
            <text:p>0.0038677695</text:p>
          </table:table-cell>
          <table:table-cell office:value-type="float" office:value="0.00399300197003224" calcext:value-type="float">
            <text:p>0.003993002</text:p>
          </table:table-cell>
          <table:table-cell office:value-type="float" office:value="0.00405561820308504" calcext:value-type="float">
            <text:p>0.0040556182</text:p>
          </table:table-cell>
          <table:table-cell office:value-type="float" office:value="0.00414954255266415" calcext:value-type="float">
            <text:p>0.0041495426</text:p>
          </table:table-cell>
          <table:table-cell office:value-type="float" office:value="0.00402431008655871" calcext:value-type="float">
            <text:p>0.0040243101</text:p>
          </table:table-cell>
          <table:table-cell office:value-type="float" office:value="0.00427477501876959" calcext:value-type="float">
            <text:p>0.004274775</text:p>
          </table:table-cell>
          <table:table-cell office:value-type="float" office:value="0.00402431008655871" calcext:value-type="float">
            <text:p>0.0040243101</text:p>
          </table:table-cell>
          <table:table-cell office:value-type="float" office:value="0.0038677695039268" calcext:value-type="float">
            <text:p>0.0038677695</text:p>
          </table:table-cell>
          <table:table-cell office:value-type="float" office:value="0.00396169385350592" calcext:value-type="float">
            <text:p>0.0039616939</text:p>
          </table:table-cell>
          <table:table-cell office:value-type="float" office:value="0.0039303857369796" calcext:value-type="float">
            <text:p>0.0039303857</text:p>
          </table:table-cell>
          <table:table-cell office:value-type="float" office:value="0.00399300197003224" calcext:value-type="float">
            <text:p>0.003993002</text:p>
          </table:table-cell>
          <table:table-cell office:value-type="float" office:value="0.00380515327087401" calcext:value-type="float">
            <text:p>0.0038051533</text:p>
          </table:table-cell>
          <table:table-cell office:value-type="float" office:value="0.00414954255266415" calcext:value-type="float">
            <text:p>0.0041495426</text:p>
          </table:table-cell>
          <table:table-cell office:value-type="float" office:value="0.00402431008655871" calcext:value-type="float">
            <text:p>0.0040243101</text:p>
          </table:table-cell>
          <table:table-cell office:value-type="float" office:value="0.00399300197003224" calcext:value-type="float">
            <text:p>0.003993002</text:p>
          </table:table-cell>
          <table:table-cell office:value-type="float" office:value="0.00411823443613783" calcext:value-type="float">
            <text:p>0.0041182344</text:p>
          </table:table-cell>
          <table:table-cell office:value-type="float" office:value="0.0039303857369796" calcext:value-type="float">
            <text:p>0.0039303857</text:p>
          </table:table-cell>
          <table:table-cell office:value-type="float" office:value="0.00396169385350592" calcext:value-type="float">
            <text:p>0.0039616939</text:p>
          </table:table-cell>
          <table:table-cell office:value-type="float" office:value="0.00367992080476857" calcext:value-type="float">
            <text:p>0.0036799208</text:p>
          </table:table-cell>
          <table:table-cell office:value-type="float" office:value="0.00383646138740048" calcext:value-type="float">
            <text:p>0.0038364614</text:p>
          </table:table-cell>
          <table:table-cell office:value-type="float" office:value="0.00421215878571695" calcext:value-type="float">
            <text:p>0.0042121588</text:p>
          </table:table-cell>
          <table:table-cell office:value-type="float" office:value="0.0036486126882421" calcext:value-type="float">
            <text:p>0.0036486127</text:p>
          </table:table-cell>
          <table:table-cell table:number-columns-repeated="2" office:value-type="float" office:value="0.00411823443613783" calcext:value-type="float">
            <text:p>0.0041182344</text:p>
          </table:table-cell>
          <table:table-cell office:value-type="float" office:value="0.00389907762045313" calcext:value-type="float">
            <text:p>0.0038990776</text:p>
          </table:table-cell>
          <table:table-cell office:value-type="float" office:value="0.00427477501876959" calcext:value-type="float">
            <text:p>0.004274775</text:p>
          </table:table-cell>
          <table:table-cell office:value-type="float" office:value="0.00377384515434769" calcext:value-type="float">
            <text:p>0.0037738452</text:p>
          </table:table-cell>
          <table:table-cell table:number-columns-repeated="2" office:value-type="float" office:value="0.00421215878571695" calcext:value-type="float">
            <text:p>0.0042121588</text:p>
          </table:table-cell>
          <table:table-cell office:value-type="float" office:value="0.00405561820308504" calcext:value-type="float">
            <text:p>0.0040556182</text:p>
          </table:table-cell>
          <table:table-cell office:value-type="float" office:value="0.0038677695039268" calcext:value-type="float">
            <text:p>0.0038677695</text:p>
          </table:table-cell>
          <table:table-cell office:value-type="float" office:value="0.00374253703782122" calcext:value-type="float">
            <text:p>0.003742537</text:p>
          </table:table-cell>
        </table:table-row>
        <table:table-row table:style-name="ro1">
          <table:table-cell table:style-name="ce1" office:value-type="float" office:value="0.0000799881652228481" calcext:value-type="float">
            <text:p>8.00E-005</text:p>
          </table:table-cell>
          <table:table-cell table:style-name="ce1" office:value-type="float" office:value="0.0000263848757663087" calcext:value-type="float">
            <text:p>2.64E-005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-0.0000379390715815186" calcext:value-type="float">
            <text:p>-3.79E-005</text:p>
          </table:table-cell>
          <table:table-cell table:style-name="ce1" office:value-type="float" office:value="0.0000692675073315102" calcext:value-type="float">
            <text:p>6.93E-005</text:p>
          </table:table-cell>
          <table:table-cell table:style-name="ce1" office:value-type="float" office:value="0.000090708823114136" calcext:value-type="float">
            <text:p>9.07E-005</text:p>
          </table:table-cell>
          <table:table-cell office:value-type="float" office:value="0.000155032770461963" calcext:value-type="float">
            <text:p>0.0001550328</text:p>
          </table:table-cell>
          <table:table-cell table:number-columns-repeated="2"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263848757663087" calcext:value-type="float">
            <text:p>2.64E-005</text:p>
          </table:table-cell>
          <table:table-cell table:style-name="ce1" office:value-type="float" office:value="-0.0000379390715815186" calcext:value-type="float">
            <text:p>-3.79E-005</text:p>
          </table:table-cell>
          <table:table-cell table:style-name="ce1" office:value-type="float" office:value="0.0000585468494402223" calcext:value-type="float">
            <text:p>5.85E-005</text:p>
          </table:table-cell>
          <table:table-cell table:style-name="ce1" office:value-type="float" office:value="0.0000263848757663087" calcext:value-type="float">
            <text:p>2.64E-005</text:p>
          </table:table-cell>
          <table:table-cell table:style-name="ce1" office:value-type="float" office:value="-0.0000164977557988929" calcext:value-type="float">
            <text:p>-1.65E-005</text:p>
          </table:table-cell>
          <table:table-cell office:value-type="float" office:value="0.00012287079678805" calcext:value-type="float">
            <text:p>0.0001228708</text:p>
          </table:table-cell>
          <table:table-cell table:style-name="ce1" office:value-type="float" office:value="0.000090708823114136" calcext:value-type="float">
            <text:p>9.07E-005</text:p>
          </table:table-cell>
          <table:table-cell table:style-name="ce1" office:value-type="float" office:value="0.0000585468494402223" calcext:value-type="float">
            <text:p>5.85E-005</text:p>
          </table:table-cell>
          <table:table-cell office:value-type="float" office:value="0.000112150138896762" calcext:value-type="float">
            <text:p>0.0001121501</text:p>
          </table:table-cell>
          <table:table-cell table:style-name="ce1" office:value-type="float" office:value="-0.0000808217031467202" calcext:value-type="float">
            <text:p>-8.08E-005</text:p>
          </table:table-cell>
          <table:table-cell table:style-name="ce1" office:value-type="float" office:value="0.0000799881652228481" calcext:value-type="float">
            <text:p>8.00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371055336575966" calcext:value-type="float">
            <text:p>3.71E-005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0.0000585468494402223" calcext:value-type="float">
            <text:p>5.85E-005</text:p>
          </table:table-cell>
          <table:table-cell office:value-type="float" office:value="0.000101429481005424" calcext:value-type="float">
            <text:p>0.000101429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585468494402223" calcext:value-type="float">
            <text:p>5.85E-005</text:p>
          </table:table-cell>
          <table:table-cell table:style-name="ce1" office:value-type="float" office:value="0.0000263848757663087" calcext:value-type="float">
            <text:p>2.64E-005</text:p>
          </table:table-cell>
          <table:table-cell table:style-name="ce1" office:value-type="float" office:value="0.0000585468494402223" calcext:value-type="float">
            <text:p>5.85E-005</text:p>
          </table:table-cell>
          <table:table-cell office:value-type="float" office:value="0.000165753428353301" calcext:value-type="float">
            <text:p>0.0001657534</text:p>
          </table:table-cell>
          <table:table-cell office:value-type="float" office:value="0.000144312112570675" calcext:value-type="float">
            <text:p>0.0001443121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0.000090708823114136" calcext:value-type="float">
            <text:p>9.07E-005</text:p>
          </table:table-cell>
          <table:table-cell table:style-name="ce1" office:value-type="float" office:value="0.0000478261915489344" calcext:value-type="float">
            <text:p>4.78E-005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0.0000585468494402223" calcext:value-type="float">
            <text:p>5.85E-005</text:p>
          </table:table-cell>
          <table:table-cell table:style-name="ce1" office:value-type="float" office:value="-0.0000379390715815186" calcext:value-type="float">
            <text:p>-3.79E-005</text:p>
          </table:table-cell>
          <table:table-cell table:style-name="ce1" office:value-type="float" office:value="0.0000799881652228481" calcext:value-type="float">
            <text:p>8.00E-005</text:p>
          </table:table-cell>
          <table:table-cell table:style-name="ce1" office:value-type="float" office:value="0.000090708823114136" calcext:value-type="float">
            <text:p>9.07E-005</text:p>
          </table:table-cell>
          <table:table-cell table:style-name="ce1" office:value-type="float" office:value="-0.0000701010452554323" calcext:value-type="float">
            <text:p>-7.01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office:value-type="float" office:value="0.000133591454679387" calcext:value-type="float">
            <text:p>0.0001335915</text:p>
          </table:table-cell>
          <table:table-cell table:style-name="ce1" office:value-type="float" office:value="0.0000478261915489344" calcext:value-type="float">
            <text:p>4.78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692675073315102" calcext:value-type="float">
            <text:p>6.93E-005</text:p>
          </table:table-cell>
          <table:table-cell table:number-columns-repeated="2" table:style-name="ce1" office:value-type="float" office:value="-0.00000577709790760499" calcext:value-type="float">
            <text:p>-5.78E-006</text:p>
          </table:table-cell>
          <table:table-cell table:style-name="ce1" office:value-type="float" office:value="0.0000692675073315102" calcext:value-type="float">
            <text:p>6.93E-005</text:p>
          </table:table-cell>
          <table:table-cell table:number-columns-repeated="3"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585468494402223" calcext:value-type="float">
            <text:p>5.85E-005</text:p>
          </table:table-cell>
          <table:table-cell table:style-name="ce1" office:value-type="float" office:value="0.0000692675073315102" calcext:value-type="float">
            <text:p>6.93E-005</text:p>
          </table:table-cell>
          <table:table-cell table:number-columns-repeated="2" table:style-name="ce1" office:value-type="float" office:value="0.00000494355998368293" calcext:value-type="float">
            <text:p>4.94E-006</text:p>
          </table:table-cell>
          <table:table-cell table:style-name="ce1" office:value-type="float" office:value="-0.0000915423610380581" calcext:value-type="float">
            <text:p>-9.15E-005</text:p>
          </table:table-cell>
          <table:table-cell table:number-columns-repeated="2" table:style-name="ce1" office:value-type="float" office:value="0.0000478261915489344" calcext:value-type="float">
            <text:p>4.78E-005</text:p>
          </table:table-cell>
          <table:table-cell table:style-name="ce1" office:value-type="float" office:value="-0.0000808217031467202" calcext:value-type="float">
            <text:p>-8.08E-005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-0.0000808217031467202" calcext:value-type="float">
            <text:p>-8.08E-005</text:p>
          </table:table-cell>
          <table:table-cell table:style-name="ce1" office:value-type="float" office:value="0.0000799881652228481" calcext:value-type="float">
            <text:p>8.00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263848757663087" calcext:value-type="float">
            <text:p>2.64E-005</text:p>
          </table:table-cell>
          <table:table-cell table:style-name="ce1" office:value-type="float" office:value="-0.0000701010452554323" calcext:value-type="float">
            <text:p>-7.01E-005</text:p>
          </table:table-cell>
          <table:table-cell table:style-name="ce1" office:value-type="float" office:value="0.0000263848757663087" calcext:value-type="float">
            <text:p>2.64E-005</text:p>
          </table:table-cell>
          <table:table-cell office:value-type="float" office:value="0.000144312112570675" calcext:value-type="float">
            <text:p>0.0001443121</text:p>
          </table:table-cell>
          <table:table-cell table:style-name="ce1" office:value-type="float" office:value="0.000090708823114136" calcext:value-type="float">
            <text:p>9.07E-005</text:p>
          </table:table-cell>
          <table:table-cell table:style-name="ce1" office:value-type="float" office:value="-0.0000379390715815186" calcext:value-type="float">
            <text:p>-3.79E-005</text:p>
          </table:table-cell>
          <table:table-cell table:style-name="ce1" office:value-type="float" office:value="0.0000371055336575966" calcext:value-type="float">
            <text:p>3.71E-005</text:p>
          </table:table-cell>
          <table:table-cell office:value-type="float" office:value="-0.000155866308385885" calcext:value-type="float">
            <text:p>-0.0001558663</text:p>
          </table:table-cell>
          <table:table-cell table:style-name="ce1" office:value-type="float" office:value="-0.0000808217031467202" calcext:value-type="float">
            <text:p>-8.08E-005</text:p>
          </table:table-cell>
          <table:table-cell table:style-name="ce1" office:value-type="float" office:value="0.0000263848757663087" calcext:value-type="float">
            <text:p>2.64E-005</text:p>
          </table:table-cell>
          <table:table-cell table:number-columns-repeated="2" table:style-name="ce1" office:value-type="float" office:value="0.00000494355998368293" calcext:value-type="float">
            <text:p>4.94E-006</text:p>
          </table:table-cell>
          <table:table-cell office:value-type="float" office:value="0.000165753428353301" calcext:value-type="float">
            <text:p>0.0001657534</text:p>
          </table:table-cell>
          <table:table-cell table:style-name="ce1" office:value-type="float" office:value="-0.0000701010452554323" calcext:value-type="float">
            <text:p>-7.01E-005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-0.0000915423610380581" calcext:value-type="float">
            <text:p>-9.15E-005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0.0000478261915489344" calcext:value-type="float">
            <text:p>4.78E-005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0.0000371055336575966" calcext:value-type="float">
            <text:p>3.71E-005</text:p>
          </table:table-cell>
          <table:table-cell table:style-name="ce1" office:value-type="float" office:value="-0.0000593803873641444" calcext:value-type="float">
            <text:p>-5.94E-005</text:p>
          </table:table-cell>
          <table:table-cell table:style-name="ce1" office:value-type="float" office:value="-0.0000808217031467202" calcext:value-type="float">
            <text:p>-8.08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-0.0000915423610380581" calcext:value-type="float">
            <text:p>-9.15E-005</text:p>
          </table:table-cell>
          <table:table-cell table:style-name="ce1" office:value-type="float" office:value="-0.0000486597294728066" calcext:value-type="float">
            <text:p>-4.87E-005</text:p>
          </table:table-cell>
          <table:table-cell office:value-type="float" office:value="-0.000112983676820634" calcext:value-type="float">
            <text:p>-0.0001129837</text:p>
          </table:table-cell>
          <table:table-cell table:style-name="ce1" office:value-type="float" office:value="-0.0000486597294728066" calcext:value-type="float">
            <text:p>-4.87E-005</text:p>
          </table:table-cell>
          <table:table-cell table:style-name="ce1" office:value-type="float" office:value="0.0000263848757663087" calcext:value-type="float">
            <text:p>2.64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156642178750208" calcext:value-type="float">
            <text:p>1.57E-005</text:p>
          </table:table-cell>
          <table:table-cell table:style-name="ce1" office:value-type="float" office:value="0.0000478261915489344" calcext:value-type="float">
            <text:p>4.78E-005</text:p>
          </table:table-cell>
          <table:table-cell table:style-name="ce1" office:value-type="float" office:value="-0.0000486597294728066" calcext:value-type="float">
            <text:p>-4.87E-005</text:p>
          </table:table-cell>
          <table:table-cell table:style-name="ce1" office:value-type="float" office:value="0.0000692675073315102" calcext:value-type="float">
            <text:p>6.93E-005</text:p>
          </table:table-cell>
          <table:table-cell table:style-name="ce1" office:value-type="float" office:value="0.00000494355998368293" calcext:value-type="float">
            <text:p>4.94E-006</text:p>
          </table:table-cell>
          <table:table-cell table:style-name="ce1" office:value-type="float" office:value="0.0000799881652228481" calcext:value-type="float">
            <text:p>8.00E-005</text:p>
          </table:table-cell>
          <table:table-cell table:style-name="ce1" office:value-type="float" office:value="0.00000494355998368293" calcext:value-type="float">
            <text:p>4.94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27:34.924449800</meta:creation-date>
    <dc:date>2017-04-06T14:28:45.833800839</dc:date>
    <meta:editing-duration>P0D</meta:editing-duration>
    <meta:editing-cycles>1</meta:editing-cycles>
    <meta:document-statistic meta:table-count="1" meta:cell-count="800" meta:object-count="0"/>
    <meta:generator>LibreOffice/4.2.8.2$Linux_X86_64 LibreOffice_project/420m0$Build-2</meta:generator>
  </office:meta>
</office:document-meta>
</file>